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swiss" style:font-pitch="variable"/>
    <style:font-face style:name="Chandas" svg:font-family="Chanda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Odia" svg:font-family="'Lohit Odia'"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28.707cm" fo:margin-left="-1.448cm" table:align="left"/>
    </style:style>
    <style:style style:name="Tabelle1.A" style:family="table-column">
      <style:table-column-properties style:column-width="13.406cm"/>
    </style:style>
    <style:style style:name="Tabelle1.B" style:family="table-column">
      <style:table-column-properties style:column-width="15.302cm"/>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FreeSans" fo:font-size="10pt" fo:language="en" fo:country="US" fo:font-weight="bold" style:font-size-asian="10pt" style:font-weight-asian="bold" style:font-size-complex="10pt" style:font-weight-complex="bold"/>
    </style:style>
    <style:style style:name="P2" style:family="paragraph" style:parent-style-name="Table_20_Contents">
      <style:text-properties style:font-name="FreeSans" fo:font-size="10pt" fo:language="en" fo:country="US" style:font-size-asian="10pt" style:font-size-complex="10pt"/>
    </style:style>
    <style:style style:name="P3" style:family="paragraph" style:parent-style-name="Table_20_Contents">
      <style:text-properties style:font-name="FreeSans" fo:font-size="10pt" fo:language="en" fo:country="US" officeooo:paragraph-rsid="00296804" style:font-size-asian="10pt" style:font-size-complex="10pt"/>
    </style:style>
    <style:style style:name="P4" style:family="paragraph" style:parent-style-name="Table_20_Contents">
      <style:text-properties style:font-name="FreeSans" fo:font-size="10pt" fo:language="en" fo:country="US" officeooo:paragraph-rsid="002a91b6" style:font-size-asian="10pt" style:font-size-complex="10pt"/>
    </style:style>
    <style:style style:name="P5" style:family="paragraph" style:parent-style-name="Table_20_Contents">
      <style:text-properties style:font-name="FreeSans" fo:font-size="10pt" fo:language="en" fo:country="US" officeooo:paragraph-rsid="0032c872" style:font-size-asian="10pt" style:font-size-complex="10pt"/>
    </style:style>
    <style:style style:name="P6" style:family="paragraph" style:parent-style-name="Table_20_Contents">
      <style:text-properties style:font-name="FreeSans" fo:font-size="10pt" fo:language="en" fo:country="US" officeooo:paragraph-rsid="003b1733" style:font-size-asian="10pt" style:font-size-complex="10pt"/>
    </style:style>
    <style:style style:name="P7" style:family="paragraph" style:parent-style-name="Table_20_Contents">
      <style:text-properties style:font-name="FreeSans" fo:font-size="10pt" fo:language="en" fo:country="US" fo:font-weight="bold" style:font-size-asian="10pt" style:font-weight-asian="bold" style:font-size-complex="10pt" style:font-weight-complex="bold"/>
    </style:style>
    <style:style style:name="P8" style:family="paragraph" style:parent-style-name="Table_20_Contents">
      <style:text-properties style:font-name="FreeSans" fo:font-size="10pt" fo:language="de" fo:country="DE" style:font-size-asian="10pt" style:font-size-complex="10pt"/>
    </style:style>
    <style:style style:name="P9" style:family="paragraph" style:parent-style-name="Table_20_Contents">
      <style:text-properties style:font-name="FreeSans" fo:font-size="10pt" fo:language="de" fo:country="DE" officeooo:paragraph-rsid="000dbce1" style:font-size-asian="10pt" style:font-size-complex="10pt"/>
    </style:style>
    <style:style style:name="P10" style:family="paragraph" style:parent-style-name="Table_20_Contents">
      <style:text-properties style:font-name="FreeSans" fo:font-size="10pt" fo:language="de" fo:country="DE" officeooo:paragraph-rsid="000ff593" style:font-size-asian="10pt" style:font-size-complex="10pt"/>
    </style:style>
    <style:style style:name="P11" style:family="paragraph" style:parent-style-name="Table_20_Contents">
      <style:text-properties style:font-name="FreeSans" fo:font-size="10pt" fo:language="de" fo:country="DE" officeooo:paragraph-rsid="0012fd85" style:font-size-asian="10pt" style:font-size-complex="10pt"/>
    </style:style>
    <style:style style:name="P12" style:family="paragraph" style:parent-style-name="Table_20_Contents">
      <style:text-properties style:font-name="FreeSans" fo:font-size="10pt" fo:language="de" fo:country="DE" officeooo:paragraph-rsid="001583e6" style:font-size-asian="10pt" style:font-size-complex="10pt"/>
    </style:style>
    <style:style style:name="P13" style:family="paragraph" style:parent-style-name="Table_20_Contents">
      <style:text-properties style:font-name="FreeSans" fo:font-size="10pt" fo:language="de" fo:country="DE" officeooo:rsid="001583e6" officeooo:paragraph-rsid="001583e6" style:font-size-asian="10pt" style:font-size-complex="10pt"/>
    </style:style>
    <style:style style:name="P14" style:family="paragraph" style:parent-style-name="Table_20_Contents">
      <style:text-properties style:font-name="FreeSans" fo:font-size="10pt" fo:language="de" fo:country="DE" officeooo:paragraph-rsid="0016cc28" style:font-size-asian="10pt" style:font-size-complex="10pt"/>
    </style:style>
    <style:style style:name="P15" style:family="paragraph" style:parent-style-name="Table_20_Contents">
      <style:text-properties style:font-name="FreeSans" fo:font-size="10pt" fo:language="de" fo:country="DE" officeooo:paragraph-rsid="0023beeb" style:font-size-asian="10pt" style:font-size-complex="10pt"/>
    </style:style>
    <style:style style:name="P16" style:family="paragraph" style:parent-style-name="Table_20_Contents">
      <style:text-properties style:font-name="FreeSans" fo:font-size="10pt" fo:language="de" fo:country="DE" officeooo:paragraph-rsid="00249ef5" style:font-size-asian="10pt" style:font-size-complex="10pt"/>
    </style:style>
    <style:style style:name="P17" style:family="paragraph" style:parent-style-name="Table_20_Contents">
      <style:text-properties style:font-name="FreeSans" fo:font-size="10pt" fo:language="de" fo:country="DE" officeooo:paragraph-rsid="0028ddd8" style:font-size-asian="10pt" style:font-size-complex="10pt"/>
    </style:style>
    <style:style style:name="P18" style:family="paragraph" style:parent-style-name="Table_20_Contents">
      <style:text-properties style:font-name="FreeSans" fo:font-size="10pt" fo:language="de" fo:country="DE" officeooo:paragraph-rsid="003b1733" style:font-size-asian="10pt" style:font-size-complex="10pt"/>
    </style:style>
    <style:style style:name="T1" style:family="text">
      <style:text-properties officeooo:rsid="000bc6a6"/>
    </style:style>
    <style:style style:name="T2" style:family="text">
      <style:text-properties officeooo:rsid="000dbce1"/>
    </style:style>
    <style:style style:name="T3" style:family="text">
      <style:text-properties officeooo:rsid="000f1e4a"/>
    </style:style>
    <style:style style:name="T4" style:family="text">
      <style:text-properties officeooo:rsid="000ff593"/>
    </style:style>
    <style:style style:name="T5" style:family="text">
      <style:text-properties officeooo:rsid="001194da"/>
    </style:style>
    <style:style style:name="T6" style:family="text">
      <style:text-properties officeooo:rsid="0012fd85"/>
    </style:style>
    <style:style style:name="T7" style:family="text">
      <style:text-properties officeooo:rsid="00138967"/>
    </style:style>
    <style:style style:name="T8" style:family="text">
      <style:text-properties officeooo:rsid="001583e6"/>
    </style:style>
    <style:style style:name="T9" style:family="text">
      <style:text-properties officeooo:rsid="00167d50"/>
    </style:style>
    <style:style style:name="T10" style:family="text">
      <style:text-properties officeooo:rsid="0016cc28"/>
    </style:style>
    <style:style style:name="T11" style:family="text">
      <style:text-properties officeooo:rsid="001833fa"/>
    </style:style>
    <style:style style:name="T12" style:family="text">
      <style:text-properties officeooo:rsid="00192edb"/>
    </style:style>
    <style:style style:name="T13" style:family="text">
      <style:text-properties style:text-position="super 58%"/>
    </style:style>
    <style:style style:name="T14" style:family="text">
      <style:text-properties style:text-position="super 58%" officeooo:rsid="00192edb"/>
    </style:style>
    <style:style style:name="T15" style:family="text">
      <style:text-properties style:text-position="super 58%" officeooo:rsid="001af280"/>
    </style:style>
    <style:style style:name="T16" style:family="text">
      <style:text-properties style:text-position="0% 100%"/>
    </style:style>
    <style:style style:name="T17" style:family="text">
      <style:text-properties style:text-position="0% 100%" officeooo:rsid="00192edb"/>
    </style:style>
    <style:style style:name="T18" style:family="text">
      <style:text-properties style:text-position="0% 100%" officeooo:rsid="001af280"/>
    </style:style>
    <style:style style:name="T19" style:family="text">
      <style:text-properties style:text-position="0% 100%" officeooo:rsid="001b5e3c"/>
    </style:style>
    <style:style style:name="T20" style:family="text">
      <style:text-properties style:text-position="0% 100%" fo:language="en" fo:country="US" officeooo:rsid="00192edb"/>
    </style:style>
    <style:style style:name="T21" style:family="text">
      <style:text-properties style:text-position="0% 100%" officeooo:rsid="001833fa"/>
    </style:style>
    <style:style style:name="T22" style:family="text">
      <style:text-properties style:text-position="0% 100%" officeooo:rsid="003724c5"/>
    </style:style>
    <style:style style:name="T23" style:family="text">
      <style:text-properties style:text-position="0% 100%" fo:language="de" fo:country="DE" officeooo:rsid="001833fa"/>
    </style:style>
    <style:style style:name="T24" style:family="text">
      <style:text-properties style:text-position="0% 100%" fo:language="de" fo:country="DE" officeooo:rsid="003724c5"/>
    </style:style>
    <style:style style:name="T25" style:family="text">
      <style:text-properties officeooo:rsid="001eaf34"/>
    </style:style>
    <style:style style:name="T26" style:family="text">
      <style:text-properties officeooo:rsid="00201303"/>
    </style:style>
    <style:style style:name="T27" style:family="text">
      <style:text-properties officeooo:rsid="00207e11"/>
    </style:style>
    <style:style style:name="T28" style:family="text">
      <style:text-properties officeooo:rsid="002225c4"/>
    </style:style>
    <style:style style:name="T29" style:family="text">
      <style:text-properties officeooo:rsid="0023beeb"/>
    </style:style>
    <style:style style:name="T30" style:family="text">
      <style:text-properties officeooo:rsid="0023e61e"/>
    </style:style>
    <style:style style:name="T31" style:family="text">
      <style:text-properties officeooo:rsid="00249ef5"/>
    </style:style>
    <style:style style:name="T32" style:family="text">
      <style:text-properties officeooo:rsid="00265888"/>
    </style:style>
    <style:style style:name="T33" style:family="text">
      <style:text-properties officeooo:rsid="0028ddd8"/>
    </style:style>
    <style:style style:name="T34" style:family="text">
      <style:text-properties officeooo:rsid="00296804"/>
    </style:style>
    <style:style style:name="T35" style:family="text">
      <style:text-properties officeooo:rsid="002a91b6"/>
    </style:style>
    <style:style style:name="T36" style:family="text">
      <style:text-properties officeooo:rsid="002d8910"/>
    </style:style>
    <style:style style:name="T37" style:family="text">
      <style:text-properties officeooo:rsid="00319199"/>
    </style:style>
    <style:style style:name="T38" style:family="text">
      <style:text-properties officeooo:rsid="0032c872"/>
    </style:style>
    <style:style style:name="T39" style:family="text">
      <style:text-properties officeooo:rsid="0034b08a"/>
    </style:style>
    <style:style style:name="T40" style:family="text">
      <style:text-properties style:text-position="sub 58%" officeooo:rsid="001833fa"/>
    </style:style>
    <style:style style:name="T41" style:family="text">
      <style:text-properties officeooo:rsid="003724c5"/>
    </style:style>
    <style:style style:name="T42" style:family="text">
      <style:text-properties fo:language="de" fo:country="DE" officeooo:rsid="003724c5"/>
    </style:style>
    <style:style style:name="T43" style:family="text">
      <style:text-properties fo:language="de" fo:country="DE" officeooo:rsid="001833fa"/>
    </style:style>
    <style:style style:name="T44" style:family="text">
      <style:text-properties officeooo:rsid="0039a9be"/>
    </style:style>
    <style:style style:name="T45" style:family="text">
      <style:text-properties officeooo:rsid="003b1733"/>
    </style:style>
  </office:automatic-styles>
  <office:body>
    <office:text text:use-soft-page-breaks="true">
      <text:tracked-changes>
        <text:changed-region xml:id="ct94407077975040" text:id="ct94407077975040">
          <text:deletion>
            <office:change-info>
              <dc:creator>Björn Kasper</dc:creator>
              <dc:date>2022-09-05T17:51:03</dc:date>
            </office:change-info>
            <text:p text:style-name="P3">even </text:p>
          </text:deletion>
        </text:changed-region>
        <text:changed-region xml:id="ct94407029428304" text:id="ct94407029428304">
          <text:deletion>
            <office:change-info>
              <dc:creator>Björn Kasper</dc:creator>
              <dc:date>2022-09-05T17:52:08</dc:date>
            </office:change-info>
            <text:p text:style-name="P3">fully</text:p>
          </text:deletion>
        </text:changed-region>
        <text:changed-region xml:id="ct94407078433792" text:id="ct94407078433792">
          <text:insertion>
            <office:change-info>
              <dc:creator>Björn Kasper</dc:creator>
              <dc:date>2022-09-05T17:52:08</dc:date>
            </office:change-info>
          </text:insertion>
        </text:changed-region>
        <text:changed-region xml:id="ct94407028947264" text:id="ct94407028947264">
          <text:deletion>
            <office:change-info>
              <dc:creator>Björn Kasper</dc:creator>
              <dc:date>2022-09-05T17:52:01</dc:date>
            </office:change-info>
            <text:p text:style-name="P3">nomous</text:p>
          </text:deletion>
        </text:changed-region>
        <text:changed-region xml:id="ct94407083384880" text:id="ct94407083384880">
          <text:insertion>
            <office:change-info>
              <dc:creator>Björn Kasper</dc:creator>
              <dc:date>2022-09-05T17:52:01</dc:date>
            </office:change-info>
          </text:insertion>
        </text:changed-region>
        <text:changed-region xml:id="ct94407041787904" text:id="ct94407041787904">
          <text:insertion>
            <office:change-info>
              <dc:creator>Björn Kasper</dc:creator>
              <dc:date>2022-09-05T17:52:41</dc:date>
            </office:change-info>
          </text:insertion>
        </text:changed-region>
        <text:changed-region xml:id="ct94407082673888" text:id="ct94407082673888">
          <text:deletion>
            <office:change-info>
              <dc:creator>Björn Kasper</dc:creator>
              <dc:date>2022-09-05T17:59:20</dc:date>
            </office:change-info>
            <text:p text:style-name="P4">individual **degrees of autonomy**</text:p>
          </text:deletion>
        </text:changed-region>
        <text:changed-region xml:id="ct94407012866784" text:id="ct94407012866784">
          <text:insertion>
            <office:change-info>
              <dc:creator>Björn Kasper</dc:creator>
              <dc:date>2022-09-05T17:59:20</dc:date>
            </office:change-info>
          </text:insertion>
        </text:changed-region>
        <text:changed-region xml:id="ct94407083914336" text:id="ct94407083914336">
          <text:deletion>
            <office:change-info>
              <dc:creator>Björn Kasper</dc:creator>
              <dc:date>2022-09-05T18:01:35</dc:date>
            </office:change-info>
            <text:p text:style-name="P4">, and</text:p>
          </text:deletion>
        </text:changed-region>
        <text:changed-region xml:id="ct94407077880288" text:id="ct94407077880288">
          <text:insertion>
            <office:change-info>
              <dc:creator>Björn Kasper</dc:creator>
              <dc:date>2022-09-05T18:01:35</dc:date>
            </office:change-info>
          </text:insertion>
        </text:changed-region>
        <text:changed-region xml:id="ct94407042111680" text:id="ct94407042111680">
          <text:insertion>
            <office:change-info>
              <dc:creator>Björn Kasper</dc:creator>
              <dc:date>2022-09-05T18:02:03</dc:date>
            </office:change-info>
          </text:insertion>
        </text:changed-region>
        <text:changed-region xml:id="ct94406989110512" text:id="ct94406989110512">
          <text:insertion>
            <office:change-info>
              <dc:creator>Björn Kasper</dc:creator>
              <dc:date>2022-09-05T18:02:18</dc:date>
            </office:change-info>
          </text:insertion>
        </text:changed-region>
        <text:changed-region xml:id="ct94407079290016" text:id="ct94407079290016">
          <text:deletion>
            <office:change-info>
              <dc:creator>Björn Kasper</dc:creator>
              <dc:date>2022-09-05T18:06:15</dc:date>
            </office:change-info>
            <text:p text:style-name="P2">or updated maps</text:p>
          </text:deletion>
        </text:changed-region>
        <text:changed-region xml:id="ct94407018747440" text:id="ct94407018747440">
          <text:insertion>
            <office:change-info>
              <dc:creator>Björn Kasper</dc:creator>
              <dc:date>2022-09-05T18:06:15</dc:date>
            </office:change-info>
          </text:insertion>
        </text:changed-region>
        <text:changed-region xml:id="ct94407070348064" text:id="ct94407070348064">
          <text:insertion>
            <office:change-info>
              <dc:creator>Björn Kasper</dc:creator>
              <dc:date>2022-09-05T18:09:39</dc:date>
            </office:change-info>
          </text:insertion>
        </text:changed-region>
        <text:changed-region xml:id="ct94407079327840" text:id="ct94407079327840">
          <text:insertion>
            <office:change-info>
              <dc:creator>Björn Kasper</dc:creator>
              <dc:date>2022-09-05T18:54:32</dc:date>
            </office:change-info>
          </text:insertion>
        </text:changed-region>
        <text:changed-region xml:id="ct94407035488096" text:id="ct94407035488096">
          <text:insertion>
            <office:change-info>
              <dc:creator>Björn Kasper</dc:creator>
              <dc:date>2022-09-05T18:53:22</dc:date>
            </office:change-info>
          </text:insertion>
        </text:changed-region>
        <text:changed-region xml:id="ct94407023147920" text:id="ct94407023147920">
          <text:deletion>
            <office:change-info>
              <dc:creator>Björn Kasper</dc:creator>
              <dc:date>2022-09-05T18:53:45</dc:date>
            </office:change-info>
            <text:p text:style-name="P2">,</text:p>
          </text:deletion>
        </text:changed-region>
        <text:changed-region xml:id="ct94407082784544" text:id="ct94407082784544">
          <text:insertion>
            <office:change-info>
              <dc:creator>Björn Kasper</dc:creator>
              <dc:date>2022-09-05T18:53:45</dc:date>
            </office:change-info>
          </text:insertion>
        </text:changed-region>
        <text:changed-region xml:id="ct94407093945088" text:id="ct94407093945088">
          <text:deletion>
            <office:change-info>
              <dc:creator>Björn Kasper</dc:creator>
              <dc:date>2022-09-05T18:53:29</dc:date>
            </office:change-info>
            <text:p text:style-name="P2">, etc.</text:p>
          </text:deletion>
        </text:changed-region>
        <text:changed-region xml:id="ct94407035433232" text:id="ct94407035433232">
          <text:deletion>
            <office:change-info>
              <dc:creator>Björn Kasper</dc:creator>
              <dc:date>2022-09-05T18:10:55</dc:date>
            </office:change-info>
            <text:p text:style-name="P2">autonomous or </text:p>
          </text:deletion>
        </text:changed-region>
        <text:changed-region xml:id="ct94407029175376" text:id="ct94407029175376">
          <text:insertion>
            <office:change-info>
              <dc:creator>Björn Kasper</dc:creator>
              <dc:date>2022-09-05T18:11:33</dc:date>
            </office:change-info>
          </text:insertion>
        </text:changed-region>
        <text:changed-region xml:id="ct94407016865792" text:id="ct94407016865792">
          <text:insertion>
            <office:change-info>
              <dc:creator>Björn Kasper</dc:creator>
              <dc:date>2022-09-05T18:14:59</dc:date>
            </office:change-info>
          </text:insertion>
        </text:changed-region>
        <text:changed-region xml:id="ct94407036837280" text:id="ct94407036837280">
          <text:insertion>
            <office:change-info>
              <dc:creator>Björn Kasper</dc:creator>
              <dc:date>2022-09-05T18:15:00</dc:date>
            </office:change-info>
          </text:insertion>
        </text:changed-region>
        <text:changed-region xml:id="ct94407027433056" text:id="ct94407027433056">
          <text:deletion>
            <office:change-info>
              <dc:creator>Björn Kasper</dc:creator>
              <dc:date>2022-09-05T18:15:10</dc:date>
            </office:change-info>
            <text:p text:style-name="P6">meet</text:p>
          </text:deletion>
        </text:changed-region>
        <text:changed-region xml:id="ct94407079594608" text:id="ct94407079594608">
          <text:insertion>
            <office:change-info>
              <dc:creator>Björn Kasper</dc:creator>
              <dc:date>2022-09-05T18:15:10</dc:date>
            </office:change-info>
          </text:insertion>
        </text:changed-region>
        <text:changed-region xml:id="ct94407082570704" text:id="ct94407082570704">
          <text:deletion>
            <office:change-info>
              <dc:creator>Björn Kasper</dc:creator>
              <dc:date>2022-09-05T18:15:25</dc:date>
            </office:change-info>
            <text:p text:style-name="P6">depending on the AI algorithms applied.</text:p>
          </text:deletion>
        </text:changed-region>
        <text:changed-region xml:id="ct94407042055584" text:id="ct94407042055584">
          <text:insertion>
            <office:change-info>
              <dc:creator>Björn Kasper</dc:creator>
              <dc:date>2022-09-05T18:15:25</dc:date>
            </office:change-info>
          </text:insertion>
        </text:changed-region>
        <text:changed-region xml:id="ct94407084001936" text:id="ct94407084001936">
          <text:insertion>
            <office:change-info>
              <dc:creator>Björn Kasper</dc:creator>
              <dc:date>2022-09-05T18:16:07</dc:date>
            </office:change-info>
          </text:insertion>
        </text:changed-region>
        <text:changed-region xml:id="ct94407081169408" text:id="ct94407081169408">
          <text:deletion>
            <office:change-info>
              <dc:creator>Björn Kasper</dc:creator>
              <dc:date>2022-09-05T18:16:07</dc:date>
            </office:change-info>
            <text:p text:style-name="P6">For example</text:p>
          </text:deletion>
        </text:changed-region>
        <text:changed-region xml:id="ct94407081714128" text:id="ct94407081714128">
          <text:deletion>
            <office:change-info>
              <dc:creator>Björn Kasper</dc:creator>
              <dc:date>2022-09-05T19:12:59</dc:date>
            </office:change-info>
            <text:p text:style-name="P6"><text:s/></text:p>
          </text:deletion>
        </text:changed-region>
        <text:changed-region xml:id="ct94407086103136" text:id="ct94407086103136">
          <text:insertion>
            <office:change-info>
              <dc:creator>Björn Kasper</dc:creator>
              <dc:date>2022-09-05T19:12:55</dc:date>
            </office:change-info>
          </text:insertion>
        </text:changed-region>
        <text:changed-region xml:id="ct94407078670096" text:id="ct94407078670096">
          <text:deletion>
            <office:change-info>
              <dc:creator>Björn Kasper</dc:creator>
              <dc:date>2022-09-05T18:18:25</dc:date>
            </office:change-info>
            <text:p text:style-name="P6">Furthermore, today's AI algorithms, in terms of their **recognition rates** and thus their **reliabilities**, very often do not meet the functional safety requirements to achieve higher safety levels (e.g. Performance Level d (PLd) according to ISO 13849), even under the most convenient conditions.</text:p>
          </text:deletion>
        </text:changed-region>
        <text:changed-region xml:id="ct94407070267008" text:id="ct94407070267008">
          <text:insertion>
            <office:change-info>
              <dc:creator>Björn Kasper</dc:creator>
              <dc:date>2022-09-05T18:18:25</dc:date>
            </office:change-info>
          </text:insertion>
        </text:changed-region>
        <text:changed-region xml:id="ct94407029643056" text:id="ct94407029643056">
          <text:insertion>
            <office:change-info>
              <dc:creator>Björn Kasper</dc:creator>
              <dc:date>2022-09-05T18:19:34</dc:date>
            </office:change-info>
          </text:insertion>
        </text:changed-region>
        <text:changed-region xml:id="ct94406932178096" text:id="ct94406932178096">
          <text:insertion>
            <office:change-info>
              <dc:creator>Björn Kasper</dc:creator>
              <dc:date>2022-09-05T19:13:10</dc:date>
            </office:change-info>
          </text:insertion>
        </text:changed-region>
        <text:changed-region xml:id="ct94407037787472" text:id="ct94407037787472">
          <text:deletion>
            <office:change-info>
              <dc:creator>Björn Kasper</dc:creator>
              <dc:date>2022-09-05T19:13:08</dc:date>
            </office:change-info>
            <text:p text:style-name="P6"/>
            <text:p text:style-name="P2"/>
          </text:deletion>
        </text:changed-region>
        <text:changed-region xml:id="ct94407084238544" text:id="ct94407084238544">
          <text:deletion>
            <office:change-info>
              <dc:creator>Björn Kasper</dc:creator>
              <dc:date>2022-09-05T18:34:26</dc:date>
            </office:change-info>
            <text:p text:style-name="P2"/>
            <text:p text:style-name="P2"/>
          </text:deletion>
        </text:changed-region>
        <text:changed-region xml:id="ct94407015626064" text:id="ct94407015626064">
          <text:deletion>
            <office:change-info>
              <dc:creator>Björn Kasper</dc:creator>
              <dc:date>2022-09-05T18:23:35</dc:date>
            </office:change-info>
            <text:p text:style-name="P2">The reason for this is that the **safety-relevant properties** of the autonomous systems will change due to new or **adapted behaviors** learned during operation.</text:p>
          </text:deletion>
        </text:changed-region>
        <text:changed-region xml:id="ct94407079417616" text:id="ct94407079417616">
          <text:insertion>
            <office:change-info>
              <dc:creator>Björn Kasper</dc:creator>
              <dc:date>2022-09-05T18:22:41</dc:date>
            </office:change-info>
          </text:insertion>
        </text:changed-region>
        <text:changed-region xml:id="ct94407037405184" text:id="ct94407037405184">
          <text:insertion>
            <office:change-info>
              <dc:creator>Björn Kasper</dc:creator>
              <dc:date>2022-09-05T18:25:29</dc:date>
            </office:change-info>
          </text:insertion>
        </text:changed-region>
        <text:changed-region xml:id="ct94407028820016" text:id="ct94407028820016">
          <text:deletion>
            <office:change-info>
              <dc:creator>Björn Kasper</dc:creator>
              <dc:date>2022-09-05T17:43:49</dc:date>
            </office:change-info>
            <text:p text:style-name="P5">adaptive, </text:p>
          </text:deletion>
        </text:changed-region>
        <text:changed-region xml:id="ct94407083242672" text:id="ct94407083242672">
          <text:insertion>
            <office:change-info>
              <dc:creator>Björn Kasper</dc:creator>
              <dc:date>2022-09-05T17:44:02</dc:date>
            </office:change-info>
          </text:insertion>
        </text:changed-region>
        <text:changed-region xml:id="ct94407079589264" text:id="ct94407079589264">
          <text:insertion>
            <office:change-info>
              <dc:creator>Björn Kasper</dc:creator>
              <dc:date>2022-09-05T18:28:27</dc:date>
            </office:change-info>
          </text:insertion>
        </text:changed-region>
        <text:changed-region xml:id="ct94407082159104" text:id="ct94407082159104">
          <text:insertion>
            <office:change-info>
              <dc:creator>Björn Kasper</dc:creator>
              <dc:date>2022-09-05T18:28:27</dc:date>
            </office:change-info>
          </text:insertion>
        </text:changed-region>
        <text:changed-region xml:id="ct94407068641872" text:id="ct94407068641872">
          <text:deletion>
            <office:change-info>
              <dc:creator>Björn Kasper</dc:creator>
              <dc:date>2022-09-05T18:27:39</dc:date>
            </office:change-info>
            <text:p text:style-name="P5">AI or ML algorithms</text:p>
          </text:deletion>
        </text:changed-region>
        <text:changed-region xml:id="ct94407068032160" text:id="ct94407068032160">
          <text:insertion>
            <office:change-info>
              <dc:creator>Björn Kasper</dc:creator>
              <dc:date>2022-09-05T18:27:39</dc:date>
            </office:change-info>
          </text:insertion>
        </text:changed-region>
        <text:changed-region xml:id="ct94407083774656" text:id="ct94407083774656">
          <text:deletion>
            <office:change-info>
              <dc:creator>Björn Kasper</dc:creator>
              <dc:date>2022-09-05T18:28:24</dc:date>
            </office:change-info>
            <text:p text:style-name="P5"><text:s/>in depth</text:p>
          </text:deletion>
        </text:changed-region>
        <text:changed-region xml:id="ct94407012874432" text:id="ct94407012874432">
          <text:deletion>
            <office:change-info>
              <dc:creator>Björn Kasper</dc:creator>
              <dc:date>2022-09-05T18:28:57</dc:date>
            </office:change-info>
            <text:p text:style-name="P5">adaptive </text:p>
          </text:deletion>
        </text:changed-region>
        <text:changed-region xml:id="ct94406937550496" text:id="ct94406937550496">
          <text:insertion>
            <office:change-info>
              <dc:creator>Björn Kasper</dc:creator>
              <dc:date>2022-09-05T18:30:02</dc:date>
            </office:change-info>
          </text:insertion>
        </text:changed-region>
        <text:changed-region xml:id="ct94407013215920" text:id="ct94407013215920">
          <text:insertion>
            <office:change-info>
              <dc:creator>Björn Kasper</dc:creator>
              <dc:date>2022-09-05T18:32:28</dc:date>
            </office:change-info>
          </text:insertion>
        </text:changed-region>
        <text:changed-region xml:id="ct94407082876688" text:id="ct94407082876688">
          <text:deletion>
            <office:change-info>
              <dc:creator>Björn Kasper</dc:creator>
              <dc:date>2022-09-05T18:32:30</dc:date>
            </office:change-info>
            <text:p text:style-name="P2">T</text:p>
          </text:deletion>
        </text:changed-region>
        <text:changed-region xml:id="ct94407041771008" text:id="ct94407041771008">
          <text:insertion>
            <office:change-info>
              <dc:creator>Björn Kasper</dc:creator>
              <dc:date>2022-09-05T18:32:30</dc:date>
            </office:change-info>
          </text:insertion>
        </text:changed-region>
        <text:changed-region xml:id="ct94407069477648" text:id="ct94407069477648">
          <text:deletion>
            <office:change-info>
              <dc:creator>Björn Kasper</dc:creator>
              <dc:date>2022-09-05T18:32:48</dc:date>
            </office:change-info>
            <text:p text:style-name="P2">deeper</text:p>
          </text:deletion>
        </text:changed-region>
        <text:changed-region xml:id="ct94407069637392" text:id="ct94407069637392">
          <text:insertion>
            <office:change-info>
              <dc:creator>Björn Kasper</dc:creator>
              <dc:date>2022-09-05T18:32:48</dc:date>
            </office:change-info>
          </text:insertion>
        </text:changed-region>
        <text:changed-region xml:id="ct94407079538320" text:id="ct94407079538320">
          <text:deletion>
            <office:change-info>
              <dc:creator>Björn Kasper</dc:creator>
              <dc:date>2022-09-05T18:33:08</dc:date>
            </office:change-info>
            <text:p text:style-name="P2">**Artificial Intelligence** or **Machine Learning**</text:p>
          </text:deletion>
        </text:changed-region>
        <text:changed-region xml:id="ct94407082725392" text:id="ct94407082725392">
          <text:insertion>
            <office:change-info>
              <dc:creator>Björn Kasper</dc:creator>
              <dc:date>2022-09-05T18:33:08</dc:date>
            </office:change-info>
          </text:insertion>
        </text:changed-region>
        <text:changed-region xml:id="ct94407037345520" text:id="ct94407037345520">
          <text:deletion>
            <office:change-info>
              <dc:creator>Björn Kasper</dc:creator>
              <dc:date>2022-09-05T18:34:33</dc:date>
            </office:change-info>
            <text:p text:style-name="P2"/>
            <text:p text:style-name="P2"/>
          </text:deletion>
        </text:changed-region>
        <text:changed-region xml:id="ct94407038371696" text:id="ct94407038371696">
          <text:insertion>
            <office:change-info>
              <dc:creator>Björn Kasper</dc:creator>
              <dc:date>2022-09-05T15:00:15</dc:date>
            </office:change-info>
          </text:insertion>
        </text:changed-region>
        <text:changed-region xml:id="ct94407025799888" text:id="ct94407025799888">
          <text:deletion>
            <office:change-info>
              <dc:creator>Björn Kasper</dc:creator>
              <dc:date>2022-09-05T15:00:15</dc:date>
            </office:change-info>
            <text:p text:style-name="P2"><text:span text:style-name="T1">S</text:span></text:p>
          </text:deletion>
        </text:changed-region>
        <text:changed-region xml:id="ct94406991171200" text:id="ct94406991171200">
          <text:insertion>
            <office:change-info>
              <dc:creator>Björn Kasper</dc:creator>
              <dc:date>2022-09-05T15:00:30</dc:date>
            </office:change-info>
          </text:insertion>
        </text:changed-region>
        <text:changed-region xml:id="ct94407039709008" text:id="ct94407039709008">
          <text:deletion>
            <office:change-info>
              <dc:creator>Björn Kasper</dc:creator>
              <dc:date>2022-09-05T15:00:30</dc:date>
            </office:change-info>
            <text:p text:style-name="P2"><text:span text:style-name="T1">S</text:span></text:p>
          </text:deletion>
        </text:changed-region>
        <text:changed-region xml:id="ct94407041789920" text:id="ct94407041789920">
          <text:insertion>
            <office:change-info>
              <dc:creator>Björn Kasper</dc:creator>
              <dc:date>2022-09-05T15:00:52</dc:date>
            </office:change-info>
          </text:insertion>
        </text:changed-region>
        <text:changed-region xml:id="ct94407035216992" text:id="ct94407035216992">
          <text:deletion>
            <office:change-info>
              <dc:creator>Björn Kasper</dc:creator>
              <dc:date>2022-09-05T15:00:52</dc:date>
            </office:change-info>
            <text:p text:style-name="P2"><text:span text:style-name="T1">S</text:span></text:p>
          </text:deletion>
        </text:changed-region>
        <text:changed-region xml:id="ct94407042045136" text:id="ct94407042045136">
          <text:insertion>
            <office:change-info>
              <dc:creator>Björn Kasper</dc:creator>
              <dc:date>2022-09-05T15:01:09</dc:date>
            </office:change-info>
          </text:insertion>
        </text:changed-region>
        <text:changed-region xml:id="ct94407028826544" text:id="ct94407028826544">
          <text:deletion>
            <office:change-info>
              <dc:creator>Björn Kasper</dc:creator>
              <dc:date>2022-09-05T15:01:09</dc:date>
            </office:change-info>
            <text:p text:style-name="P2"><text:span text:style-name="T1">S</text:span></text:p>
          </text:deletion>
        </text:changed-region>
        <text:changed-region xml:id="ct94407083302672" text:id="ct94407083302672">
          <text:insertion>
            <office:change-info>
              <dc:creator>Björn Kasper</dc:creator>
              <dc:date>2022-09-05T15:01:24</dc:date>
            </office:change-info>
          </text:insertion>
        </text:changed-region>
        <text:changed-region xml:id="ct94407028910032" text:id="ct94407028910032">
          <text:deletion>
            <office:change-info>
              <dc:creator>Björn Kasper</dc:creator>
              <dc:date>2022-09-05T15:01:24</dc:date>
            </office:change-info>
            <text:p text:style-name="P2"><text:span text:style-name="T1">S</text:span></text:p>
          </text:deletion>
        </text:changed-region>
        <text:changed-region xml:id="ct94407042020624" text:id="ct94407042020624">
          <text:deletion>
            <office:change-info>
              <dc:creator>Björn Kasper</dc:creator>
              <dc:date>2022-09-05T15:17:33</dc:date>
            </office:change-info>
            <text:p text:style-name="P10">gar </text:p>
          </text:deletion>
        </text:changed-region>
        <text:changed-region xml:id="ct94407039393968" text:id="ct94407039393968">
          <text:deletion>
            <office:change-info>
              <dc:creator>Björn Kasper</dc:creator>
              <dc:date>2022-09-05T15:17:24</dc:date>
            </office:change-info>
            <text:p text:style-name="P10">vollautonomen</text:p>
          </text:deletion>
        </text:changed-region>
        <text:changed-region xml:id="ct94406999037344" text:id="ct94406999037344">
          <text:insertion>
            <office:change-info>
              <dc:creator>Björn Kasper</dc:creator>
              <dc:date>2022-09-05T15:17:24</dc:date>
            </office:change-info>
          </text:insertion>
        </text:changed-region>
        <text:changed-region xml:id="ct94407029729968" text:id="ct94407029729968">
          <text:insertion>
            <office:change-info>
              <dc:creator>Björn Kasper</dc:creator>
              <dc:date>2022-09-05T15:32:18</dc:date>
            </office:change-info>
          </text:insertion>
        </text:changed-region>
        <text:changed-region xml:id="ct94407029031424" text:id="ct94407029031424">
          <text:insertion>
            <office:change-info>
              <dc:creator>Björn Kasper</dc:creator>
              <dc:date>2022-09-05T15:33:06</dc:date>
            </office:change-info>
          </text:insertion>
        </text:changed-region>
        <text:changed-region xml:id="ct94406994149184" text:id="ct94406994149184">
          <text:insertion>
            <office:change-info>
              <dc:creator>Björn Kasper</dc:creator>
              <dc:date>2022-09-05T15:20:58</dc:date>
            </office:change-info>
          </text:insertion>
        </text:changed-region>
        <text:changed-region xml:id="ct94407028977008" text:id="ct94407028977008">
          <text:insertion>
            <office:change-info>
              <dc:creator>Björn Kasper</dc:creator>
              <dc:date>2022-09-05T15:34:44</dc:date>
            </office:change-info>
          </text:insertion>
        </text:changed-region>
        <text:changed-region xml:id="ct94407006482816" text:id="ct94407006482816">
          <text:insertion>
            <office:change-info>
              <dc:creator>Björn Kasper</dc:creator>
              <dc:date>2022-09-05T15:31:11</dc:date>
            </office:change-info>
          </text:insertion>
        </text:changed-region>
        <text:changed-region xml:id="ct94407035129264" text:id="ct94407035129264">
          <text:insertion>
            <office:change-info>
              <dc:creator>Björn Kasper</dc:creator>
              <dc:date>2022-09-05T15:35:52</dc:date>
            </office:change-info>
          </text:insertion>
        </text:changed-region>
        <text:changed-region xml:id="ct94407035188928" text:id="ct94407035188928">
          <text:insertion>
            <office:change-info>
              <dc:creator>Björn Kasper</dc:creator>
              <dc:date>2022-09-05T15:20:58</dc:date>
            </office:change-info>
          </text:insertion>
        </text:changed-region>
        <text:changed-region xml:id="ct94407035823440" text:id="ct94407035823440">
          <text:insertion>
            <office:change-info>
              <dc:creator>Björn Kasper</dc:creator>
              <dc:date>2022-09-05T15:37:54</dc:date>
            </office:change-info>
          </text:insertion>
        </text:changed-region>
        <text:changed-region xml:id="ct94406998376640" text:id="ct94406998376640">
          <text:deletion>
            <office:change-info>
              <dc:creator>Björn Kasper</dc:creator>
              <dc:date>2022-09-05T15:38:47</dc:date>
            </office:change-info>
            <text:p text:style-name="P11"><text:span text:style-name="T6">der einzelnen **Autonomiegrade** </text:span></text:p>
          </text:deletion>
        </text:changed-region>
        <text:changed-region xml:id="ct94407029622720" text:id="ct94407029622720">
          <text:insertion>
            <office:change-info>
              <dc:creator>Björn Kasper</dc:creator>
              <dc:date>2022-09-05T15:39:39</dc:date>
            </office:change-info>
          </text:insertion>
        </text:changed-region>
        <text:changed-region xml:id="ct94407029011616" text:id="ct94407029011616">
          <text:insertion>
            <office:change-info>
              <dc:creator>Björn Kasper</dc:creator>
              <dc:date>2022-09-05T15:40:17</dc:date>
            </office:change-info>
          </text:insertion>
        </text:changed-region>
        <text:changed-region xml:id="ct94407028760304" text:id="ct94407028760304">
          <text:insertion>
            <office:change-info>
              <dc:creator>Björn Kasper</dc:creator>
              <dc:date>2022-09-05T15:41:05</dc:date>
            </office:change-info>
          </text:insertion>
        </text:changed-region>
        <text:changed-region xml:id="ct94407078158672" text:id="ct94407078158672">
          <text:insertion>
            <office:change-info>
              <dc:creator>Björn Kasper</dc:creator>
              <dc:date>2022-09-05T15:52:15</dc:date>
            </office:change-info>
          </text:insertion>
        </text:changed-region>
        <text:changed-region xml:id="ct94407039142112" text:id="ct94407039142112">
          <text:insertion>
            <office:change-info>
              <dc:creator>Björn Kasper</dc:creator>
              <dc:date>2022-09-05T15:53:01</dc:date>
            </office:change-info>
          </text:insertion>
        </text:changed-region>
        <text:changed-region xml:id="ct94407040810576" text:id="ct94407040810576">
          <text:insertion>
            <office:change-info>
              <dc:creator>Björn Kasper</dc:creator>
              <dc:date>2022-09-05T15:54:06</dc:date>
            </office:change-info>
          </text:insertion>
        </text:changed-region>
        <text:changed-region xml:id="ct94407078835488" text:id="ct94407078835488">
          <text:deletion>
            <office:change-info>
              <dc:creator>Björn Kasper</dc:creator>
              <dc:date>2022-09-05T18:02:23</dc:date>
            </office:change-info>
            <text:p text:style-name="P8"/>
            <text:p text:style-name="P8"/>
          </text:deletion>
        </text:changed-region>
        <text:changed-region xml:id="ct94407021531888" text:id="ct94407021531888">
          <text:deletion>
            <office:change-info>
              <dc:creator>Björn Kasper</dc:creator>
              <dc:date>2022-09-05T15:44:10</dc:date>
            </office:change-info>
            <text:p text:style-name="P8"/>
            <text:p text:style-name="P8"/>
          </text:deletion>
        </text:changed-region>
        <text:changed-region xml:id="ct94407040361136" text:id="ct94407040361136">
          <text:insertion>
            <office:change-info>
              <dc:creator>Björn Kasper</dc:creator>
              <dc:date>2022-09-05T18:02:32</dc:date>
            </office:change-info>
          </text:insertion>
        </text:changed-region>
        <text:changed-region xml:id="ct94407083333280" text:id="ct94407083333280">
          <text:deletion>
            <office:change-info>
              <dc:creator>Björn Kasper</dc:creator>
              <dc:date>2022-09-05T15:44:20</dc:date>
            </office:change-info>
            <text:p text:style-name="P8"><text:s/></text:p>
          </text:deletion>
        </text:changed-region>
        <text:changed-region xml:id="ct94407079062720" text:id="ct94407079062720">
          <text:deletion>
            <office:change-info>
              <dc:creator>Björn Kasper</dc:creator>
              <dc:date>2022-09-05T15:44:19</dc:date>
            </office:change-info>
            <text:p text:style-name="P8">oder</text:p>
          </text:deletion>
        </text:changed-region>
        <text:changed-region xml:id="ct94407029165120" text:id="ct94407029165120">
          <text:insertion>
            <office:change-info>
              <dc:creator>Björn Kasper</dc:creator>
              <dc:date>2022-09-05T15:44:21</dc:date>
            </office:change-info>
          </text:insertion>
        </text:changed-region>
        <text:changed-region xml:id="ct94407039591008" text:id="ct94407039591008">
          <text:insertion>
            <office:change-info>
              <dc:creator>Björn Kasper</dc:creator>
              <dc:date>2022-09-05T15:44:29</dc:date>
            </office:change-info>
          </text:insertion>
        </text:changed-region>
        <text:changed-region xml:id="ct94407035447072" text:id="ct94407035447072">
          <text:insertion>
            <office:change-info>
              <dc:creator>Björn Kasper</dc:creator>
              <dc:date>2022-09-05T15:45:12</dc:date>
            </office:change-info>
          </text:insertion>
        </text:changed-region>
        <text:changed-region xml:id="ct94407036447568" text:id="ct94407036447568">
          <text:insertion>
            <office:change-info>
              <dc:creator>Björn Kasper</dc:creator>
              <dc:date>2022-09-05T18:52:19</dc:date>
            </office:change-info>
          </text:insertion>
        </text:changed-region>
        <text:changed-region xml:id="ct94407081233408" text:id="ct94407081233408">
          <text:deletion>
            <office:change-info>
              <dc:creator>Björn Kasper</dc:creator>
              <dc:date>2022-09-05T18:52:24</dc:date>
            </office:change-info>
            <text:p text:style-name="P12">,</text:p>
          </text:deletion>
        </text:changed-region>
        <text:changed-region xml:id="ct94407083659264" text:id="ct94407083659264">
          <text:insertion>
            <office:change-info>
              <dc:creator>Björn Kasper</dc:creator>
              <dc:date>2022-09-05T18:52:24</dc:date>
            </office:change-info>
          </text:insertion>
        </text:changed-region>
        <text:changed-region xml:id="ct94407077916608" text:id="ct94407077916608">
          <text:deletion>
            <office:change-info>
              <dc:creator>Björn Kasper</dc:creator>
              <dc:date>2022-09-05T18:52:30</dc:date>
            </office:change-info>
            <text:p text:style-name="P12">usw. </text:p>
          </text:deletion>
        </text:changed-region>
        <text:changed-region xml:id="ct94407079056640" text:id="ct94407079056640">
          <text:deletion>
            <office:change-info>
              <dc:creator>Björn Kasper</dc:creator>
              <dc:date>2022-09-05T15:46:31</dc:date>
            </office:change-info>
            <text:p text:style-name="P12"><text:s/>autonomen</text:p>
          </text:deletion>
        </text:changed-region>
        <text:changed-region xml:id="ct94406936554144" text:id="ct94406936554144">
          <text:deletion>
            <office:change-info>
              <dc:creator>Björn Kasper</dc:creator>
              <dc:date>2022-09-05T15:46:35</dc:date>
            </office:change-info>
            <text:p text:style-name="P12">oder </text:p>
          </text:deletion>
        </text:changed-region>
        <text:changed-region xml:id="ct94407041366912" text:id="ct94407041366912">
          <text:insertion>
            <office:change-info>
              <dc:creator>Björn Kasper</dc:creator>
              <dc:date>2022-09-05T15:46:39</dc:date>
            </office:change-info>
          </text:insertion>
        </text:changed-region>
        <text:changed-region xml:id="ct94407083258640" text:id="ct94407083258640">
          <text:insertion>
            <office:change-info>
              <dc:creator>Björn Kasper</dc:creator>
              <dc:date>2022-09-05T15:46:39</dc:date>
            </office:change-info>
          </text:insertion>
        </text:changed-region>
        <text:changed-region xml:id="ct94407079274832" text:id="ct94407079274832">
          <text:insertion>
            <office:change-info>
              <dc:creator>Björn Kasper</dc:creator>
              <dc:date>2022-09-05T18:52:36</dc:date>
            </office:change-info>
          </text:insertion>
        </text:changed-region>
        <text:changed-region xml:id="ct94407039655744" text:id="ct94407039655744">
          <text:insertion>
            <office:change-info>
              <dc:creator>Björn Kasper</dc:creator>
              <dc:date>2022-09-05T18:12:44</dc:date>
            </office:change-info>
          </text:insertion>
        </text:changed-region>
        <text:changed-region xml:id="ct94407082651328" text:id="ct94407082651328">
          <text:deletion>
            <office:change-info>
              <dc:creator>Björn Kasper</dc:creator>
              <dc:date>2022-09-05T18:12:47</dc:date>
            </office:change-info>
            <text:p text:style-name="P12"><text:span text:style-name="T36">S</text:span></text:p>
          </text:deletion>
        </text:changed-region>
        <text:changed-region xml:id="ct94407037522656" text:id="ct94407037522656">
          <text:insertion>
            <office:change-info>
              <dc:creator>Björn Kasper</dc:creator>
              <dc:date>2022-09-05T18:34:20</dc:date>
            </office:change-info>
          </text:insertion>
        </text:changed-region>
        <text:changed-region xml:id="ct94407036641456" text:id="ct94407036641456">
          <text:insertion>
            <office:change-info>
              <dc:creator>Björn Kasper</dc:creator>
              <dc:date>2022-09-05T16:05:24</dc:date>
            </office:change-info>
          </text:insertion>
        </text:changed-region>
        <text:changed-region xml:id="ct94407038517232" text:id="ct94407038517232">
          <text:deletion>
            <office:change-info>
              <dc:creator>Björn Kasper</dc:creator>
              <dc:date>2022-09-05T16:05:41</dc:date>
            </office:change-info>
            <text:p text:style-name="P18"><text:span text:style-name="T10">je nach verwendeten </text:span></text:p>
          </text:deletion>
        </text:changed-region>
        <text:changed-region xml:id="ct94407013055056" text:id="ct94407013055056">
          <text:insertion>
            <office:change-info>
              <dc:creator>Björn Kasper</dc:creator>
              <dc:date>2022-09-05T16:05:44</dc:date>
            </office:change-info>
          </text:insertion>
        </text:changed-region>
        <text:changed-region xml:id="ct94407078552848" text:id="ct94407078552848">
          <text:insertion>
            <office:change-info>
              <dc:creator>Björn Kasper</dc:creator>
              <dc:date>2022-09-05T17:19:27</dc:date>
            </office:change-info>
          </text:insertion>
        </text:changed-region>
        <text:changed-region xml:id="ct94407028639392" text:id="ct94407028639392">
          <text:deletion>
            <office:change-info>
              <dc:creator>Björn Kasper</dc:creator>
              <dc:date>2022-09-05T17:19:53</dc:date>
            </office:change-info>
            <text:p text:style-name="P18">bis unmöglich </text:p>
          </text:deletion>
        </text:changed-region>
        <text:changed-region xml:id="ct94406989261024" text:id="ct94406989261024">
          <text:insertion>
            <office:change-info>
              <dc:creator>Björn Kasper</dc:creator>
              <dc:date>2022-09-05T17:19:53</dc:date>
            </office:change-info>
          </text:insertion>
        </text:changed-region>
        <text:changed-region xml:id="ct94406934037888" text:id="ct94406934037888">
          <text:insertion>
            <office:change-info>
              <dc:creator>Björn Kasper</dc:creator>
              <dc:date>2022-09-05T17:19:54</dc:date>
            </office:change-info>
          </text:insertion>
        </text:changed-region>
        <text:changed-region xml:id="ct94407029204448" text:id="ct94407029204448">
          <text:deletion>
            <office:change-info>
              <dc:creator>Björn Kasper</dc:creator>
              <dc:date>2022-09-05T17:20:52</dc:date>
            </office:change-info>
            <text:p text:style-name="P18">Beispielsweise</text:p>
          </text:deletion>
        </text:changed-region>
        <text:changed-region xml:id="ct94407035529632" text:id="ct94407035529632">
          <text:insertion>
            <office:change-info>
              <dc:creator>Björn Kasper</dc:creator>
              <dc:date>2022-09-05T17:20:52</dc:date>
            </office:change-info>
          </text:insertion>
        </text:changed-region>
        <text:changed-region xml:id="ct94407082552400" text:id="ct94407082552400">
          <text:insertion>
            <office:change-info>
              <dc:creator>Björn Kasper</dc:creator>
              <dc:date>2022-09-05T19:12:47</dc:date>
            </office:change-info>
          </text:insertion>
        </text:changed-region>
        <text:changed-region xml:id="ct94407028954880" text:id="ct94407028954880">
          <text:deletion>
            <office:change-info>
              <dc:creator>Björn Kasper</dc:creator>
              <dc:date>2022-09-05T19:12:47</dc:date>
            </office:change-info>
            <text:p text:style-name="P18"><text:s/></text:p>
          </text:deletion>
        </text:changed-region>
        <text:changed-region xml:id="ct94406989317856" text:id="ct94406989317856">
          <text:deletion>
            <office:change-info>
              <dc:creator>Björn Kasper</dc:creator>
              <dc:date>2022-09-05T17:21:25</dc:date>
            </office:change-info>
            <text:p text:style-name="P18"><text:s/>ihrer</text:p>
          </text:deletion>
        </text:changed-region>
        <text:changed-region xml:id="ct94407037174336" text:id="ct94407037174336">
          <text:insertion>
            <office:change-info>
              <dc:creator>Björn Kasper</dc:creator>
              <dc:date>2022-09-05T17:21:25</dc:date>
            </office:change-info>
          </text:insertion>
        </text:changed-region>
        <text:changed-region xml:id="ct94407029399408" text:id="ct94407029399408">
          <text:insertion>
            <office:change-info>
              <dc:creator>Björn Kasper</dc:creator>
              <dc:date>2022-09-05T17:02:59</dc:date>
            </office:change-info>
          </text:insertion>
        </text:changed-region>
        <text:changed-region xml:id="ct94407078689024" text:id="ct94407078689024">
          <text:insertion>
            <office:change-info>
              <dc:creator>Björn Kasper</dc:creator>
              <dc:date>2022-09-05T17:21:31</dc:date>
            </office:change-info>
          </text:insertion>
        </text:changed-region>
        <text:changed-region xml:id="ct94407039094480" text:id="ct94407039094480">
          <text:insertion>
            <office:change-info>
              <dc:creator>Björn Kasper</dc:creator>
              <dc:date>2022-09-05T17:21:31</dc:date>
            </office:change-info>
          </text:insertion>
        </text:changed-region>
        <text:changed-region xml:id="ct94407038482160" text:id="ct94407038482160">
          <text:insertion>
            <office:change-info>
              <dc:creator>Björn Kasper</dc:creator>
              <dc:date>2022-09-05T17:03:00</dc:date>
            </office:change-info>
          </text:insertion>
        </text:changed-region>
        <text:changed-region xml:id="ct94406937691824" text:id="ct94406937691824">
          <text:deletion>
            <office:change-info>
              <dc:creator>Björn Kasper</dc:creator>
              <dc:date>2022-09-05T16:13:44</dc:date>
            </office:change-info>
            <text:p text:style-name="P18">(z. B. Performance Level d (PLd) nach ISO 13849) </text:p>
          </text:deletion>
        </text:changed-region>
        <text:changed-region xml:id="ct94407041727360" text:id="ct94407041727360">
          <text:insertion>
            <office:change-info>
              <dc:creator>Björn Kasper</dc:creator>
              <dc:date>2022-09-05T16:13:46</dc:date>
            </office:change-info>
          </text:insertion>
        </text:changed-region>
        <text:changed-region xml:id="ct94407016441856" text:id="ct94407016441856">
          <text:deletion>
            <office:change-info>
              <dc:creator>Björn Kasper</dc:creator>
              <dc:date>2022-09-05T18:34:25</dc:date>
            </office:change-info>
            <text:p text:style-name="P14"/>
            <text:p text:style-name="P14"/>
          </text:deletion>
        </text:changed-region>
        <text:changed-region xml:id="ct94407012956176" text:id="ct94407012956176">
          <text:insertion>
            <office:change-info>
              <dc:creator>Björn Kasper</dc:creator>
              <dc:date>2022-09-05T19:13:12</dc:date>
            </office:change-info>
          </text:insertion>
        </text:changed-region>
        <text:changed-region xml:id="ct94406937703952" text:id="ct94406937703952">
          <text:insertion>
            <office:change-info>
              <dc:creator>Björn Kasper</dc:creator>
              <dc:date>2022-09-05T17:27:17</dc:date>
            </office:change-info>
          </text:insertion>
        </text:changed-region>
        <text:changed-region xml:id="ct94407012338448" text:id="ct94407012338448">
          <text:deletion>
            <office:change-info>
              <dc:creator>Björn Kasper</dc:creator>
              <dc:date>2022-09-05T17:27:39</dc:date>
            </office:change-info>
            <text:p text:style-name="P15"><text:span text:style-name="T29">der autonomen </text:span></text:p>
          </text:deletion>
        </text:changed-region>
        <text:changed-region xml:id="ct94407068003152" text:id="ct94407068003152">
          <text:insertion>
            <office:change-info>
              <dc:creator>Björn Kasper</dc:creator>
              <dc:date>2022-09-05T17:27:39</dc:date>
            </office:change-info>
          </text:insertion>
        </text:changed-region>
        <text:changed-region xml:id="ct94406996229680" text:id="ct94406996229680">
          <text:insertion>
            <office:change-info>
              <dc:creator>Björn Kasper</dc:creator>
              <dc:date>2022-09-05T17:31:47</dc:date>
            </office:change-info>
          </text:insertion>
        </text:changed-region>
        <text:changed-region xml:id="ct94407040622000" text:id="ct94407040622000">
          <text:insertion>
            <office:change-info>
              <dc:creator>Björn Kasper</dc:creator>
              <dc:date>2022-09-05T17:27:50</dc:date>
            </office:change-info>
          </text:insertion>
        </text:changed-region>
        <text:changed-region xml:id="ct94407042100736" text:id="ct94407042100736">
          <text:insertion>
            <office:change-info>
              <dc:creator>Björn Kasper</dc:creator>
              <dc:date>2022-09-05T17:29:22</dc:date>
            </office:change-info>
          </text:insertion>
        </text:changed-region>
        <text:changed-region xml:id="ct94407029069312" text:id="ct94407029069312">
          <text:deletion>
            <office:change-info>
              <dc:creator>Björn Kasper</dc:creator>
              <dc:date>2022-09-05T17:29:21</dc:date>
            </office:change-info>
            <text:p text:style-name="P15"><text:span text:style-name="T29">.</text:span></text:p>
          </text:deletion>
        </text:changed-region>
        <text:changed-region xml:id="ct94407078122560" text:id="ct94407078122560">
          <text:deletion>
            <office:change-info>
              <dc:creator>Björn Kasper</dc:creator>
              <dc:date>2022-09-05T17:46:52</dc:date>
            </office:change-info>
            <text:p text:style-name="P16">, autonomen</text:p>
          </text:deletion>
        </text:changed-region>
        <text:changed-region xml:id="ct94407029736992" text:id="ct94407029736992">
          <text:insertion>
            <office:change-info>
              <dc:creator>Björn Kasper</dc:creator>
              <dc:date>2022-09-05T17:35:16</dc:date>
            </office:change-info>
          </text:insertion>
        </text:changed-region>
        <text:changed-region xml:id="ct94407082427552" text:id="ct94407082427552">
          <text:deletion>
            <office:change-info>
              <dc:creator>Björn Kasper</dc:creator>
              <dc:date>2022-09-05T17:38:45</dc:date>
            </office:change-info>
            <text:p text:style-name="P16"><text:span text:style-name="T31">KI- bzw. ML-Algorithmen </text:span></text:p>
          </text:deletion>
        </text:changed-region>
        <text:changed-region xml:id="ct94407069091968" text:id="ct94407069091968">
          <text:insertion>
            <office:change-info>
              <dc:creator>Björn Kasper</dc:creator>
              <dc:date>2022-09-05T17:38:46</dc:date>
            </office:change-info>
          </text:insertion>
        </text:changed-region>
        <text:changed-region xml:id="ct94407028795904" text:id="ct94407028795904">
          <text:deletion>
            <office:change-info>
              <dc:creator>Björn Kasper</dc:creator>
              <dc:date>2022-09-05T17:46:17</dc:date>
            </office:change-info>
            <text:p text:style-name="P16">, adaptiver</text:p>
          </text:deletion>
        </text:changed-region>
        <text:changed-region xml:id="ct94407015820992" text:id="ct94407015820992">
          <text:insertion>
            <office:change-info>
              <dc:creator>Björn Kasper</dc:creator>
              <dc:date>2022-09-05T17:39:30</dc:date>
            </office:change-info>
          </text:insertion>
        </text:changed-region>
        <text:changed-region xml:id="ct94407029790336" text:id="ct94407029790336">
          <text:deletion>
            <office:change-info>
              <dc:creator>Björn Kasper</dc:creator>
              <dc:date>2022-09-05T17:48:38</dc:date>
            </office:change-info>
            <text:p text:style-name="P17">von</text:p>
          </text:deletion>
        </text:changed-region>
        <text:changed-region xml:id="ct94407029424144" text:id="ct94407029424144">
          <text:insertion>
            <office:change-info>
              <dc:creator>Björn Kasper</dc:creator>
              <dc:date>2022-09-05T17:48:38</dc:date>
            </office:change-info>
          </text:insertion>
        </text:changed-region>
        <text:changed-region xml:id="ct94407083431552" text:id="ct94407083431552">
          <text:deletion>
            <office:change-info>
              <dc:creator>Björn Kasper</dc:creator>
              <dc:date>2022-09-05T17:48:23</dc:date>
            </office:change-info>
            <text:p text:style-name="P17">**Künstlicher Intelligenz** bzw. </text:p>
          </text:deletion>
        </text:changed-region>
        <text:changed-region xml:id="ct94407036159536" text:id="ct94407036159536">
          <text:insertion>
            <office:change-info>
              <dc:creator>Björn Kasper</dc:creator>
              <dc:date>2022-09-05T18:33:26</dc:date>
            </office:change-info>
          </text:insertion>
        </text:changed-region>
        <text:changed-region xml:id="ct94407082495408" text:id="ct94407082495408">
          <text:deletion>
            <office:change-info>
              <dc:creator>Björn Kasper</dc:creator>
              <dc:date>2022-09-05T18:33:25</dc:date>
            </office:change-info>
            <text:p text:style-name="P17"><text:span text:style-name="T39">M</text:span></text:p>
          </text:deletion>
        </text:changed-region>
        <text:changed-region xml:id="ct94407036416336" text:id="ct94407036416336">
          <text:insertion>
            <office:change-info>
              <dc:creator>Björn Kasper</dc:creator>
              <dc:date>2022-09-05T17:48:28</dc:date>
            </office:change-info>
          </text:insertion>
        </text:changed-region>
        <text:changed-region xml:id="ct94406999434432" text:id="ct94406999434432">
          <text:deletion>
            <office:change-info>
              <dc:creator>Björn Kasper</dc:creator>
              <dc:date>2022-09-05T17:48:28</dc:date>
            </office:change-info>
            <text:p text:style-name="P17"><text:span text:style-name="T33">m</text:span></text:p>
          </text:deletion>
        </text:changed-region>
        <text:changed-region xml:id="ct94407037879664" text:id="ct94407037879664">
          <text:insertion>
            <office:change-info>
              <dc:creator>Björn Kasper</dc:creator>
              <dc:date>2022-09-05T17:48:34</dc:date>
            </office:change-info>
          </text:insertion>
        </text:changed-region>
        <text:changed-region xml:id="ct94407067899808" text:id="ct94407067899808">
          <text:insertion>
            <office:change-info>
              <dc:creator>Björn Kasper</dc:creator>
              <dc:date>2022-09-05T17:48:4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leLine94407023359968">
          <table:table-cell table:style-name="Tabelle1.A1" office:value-type="string">
            <text:p text:style-name="P1">English introduction</text:p>
          </table:table-cell>
          <table:table-cell table:style-name="Tabelle1.B1" office:value-type="string">
            <text:p text:style-name="P7">German introduction</text:p>
          </table:table-cell>
        </table:table-row>
        <table:table-row table:style-name="TableLine94407023359968">
          <table:table-cell table:style-name="Tabelle1.A2" office:value-type="string">
            <text:p text:style-name="P2">In the **digitized work environment**, there is an increasing demand for **Work equipment** to be able to adapt independently and in a task-related manner to changing work situations. Depending on the strength of the degree of flexibility, this **situational adaptivity** can often only be realized by applying mathematical models and algorithms from the field of **Machine Learning (ML)** as a subset of **Artificial Intelligence (AI)**.</text:p>
            <text:p text:style-name="P2"/>
            <text:p text:style-name="P3">Examples of such AI applications in work environments can range from comparatively simple **voice assistance systems** (similar, for example, to Siri or Alexa from the private sphere) to partially or <text:change text:change-id="ct94407077975040"/>**<text:change text:change-id="ct94407029428304"/><text:change-start text:change-id="ct94407078433792"/><text:span text:style-name="T34">highly</text:span><text:change-end text:change-id="ct94407078433792"/> auto<text:change text:change-id="ct94407028947264"/><text:change-start text:change-id="ct94407083384880"/><text:span text:style-name="T34">mated</text:span><text:change-end text:change-id="ct94407083384880"/> systems**.<text:change-start text:change-id="ct94407041787904"/> The transition from **automation to autonomy** is currently the subject of much controversy among experts and can be viewed in terms of the transition of responsibility from humans to technical systems.</text:p>
            <text:p text:style-name="P3"/>
            <text:p text:style-name="P3">By definition, a system is called **autonomous** only when it can achieve a given goal **independently** and adapted to the situation **without human control** or detailed **programming**.</text:p>
            <text:p text:style-name="P3"/>
            <text:p text:style-name="P4"><text:change-end text:change-id="ct94407041787904"/><text:s/>However, the distinction between the <text:change text:change-id="ct94407082673888"/><text:change-start text:change-id="ct94407012866784"/><text:s/>degree of automation and the autonomy of a technical system<text:change-end text:change-id="ct94407012866784"/> is relatively vague and difficult to define, depending on the technical context and the degree of abstraction. Crucial for the classification are the degrees of **self-determination**, **independence**<text:change text:change-id="ct94407083914336"/><text:change-start text:change-id="ct94407077880288"/> <text:span text:style-name="T35">as well as the</text:span><text:change-end text:change-id="ct94407077880288"/> **freedom of decision or action** of a technical system towards **human intervention**<text:change-start text:change-id="ct94407042111680"/> or preprogrammed behavior patterns<text:change-end text:change-id="ct94407042111680"/>.</text:p>
            <text:p text:style-name="P2"><text:change-start text:change-id="ct94406989110512"/></text:p>
            <text:p text:style-name="P2">In contrast to highly automated systems, autonomous systems are only able to act autonomously, solve problems, and learn to constantly improve in the process through the use of AI algorithms.</text:p>
            <text:p text:style-name="P2"><text:change-end text:change-id="ct94406989110512"/></text:p>
            <text:p text:style-name="P2">For example, **driverless transport systems (AGVs)** can navigate **autonomously** through larger industrial facilities using self-learned <text:change text:change-id="ct94407079290016"/><text:change-start text:change-id="ct94407018747440"/>self-updated maps shared with other AGVs,<text:change-end text:change-id="ct94407018747440"/> and avoid <text:change-start text:change-id="ct94407070348064"/>location-changing <text:change-end text:change-id="ct94407070348064"/>obstacles by independently finding and optimizing suitable routes. However, at a higher level of abstraction, new logistics tasks are given to them by human operators, which is why AGVs tend to be **highly automated systems** from a human perspective.</text:p>
            <text:p text:style-name="P2"/>
            <text:p text:style-name="P2">In addition to the many very interesting advantages<text:change-start text:change-id="ct94407079327840"/>,<text:change-end text:change-id="ct94407079327840"/> <text:change-start text:change-id="ct94407035488096"/><text:span text:style-name="T44">e.g. </text:span><text:change-end text:change-id="ct94407035488096"/>in terms of economic efficiency<text:change text:change-id="ct94407023147920"/><text:change-start text:change-id="ct94407082784544"/> <text:span text:style-name="T44">and</text:span><text:change-end text:change-id="ct94407082784544"/> workload reduction<text:change text:change-id="ct94407093945088"/>, such <text:change text:change-id="ct94407035433232"/>highly automated systems <text:change-start text:change-id="ct94407029175376"/>and, depending on the point of view, autonomous subsystems <text:change-end text:change-id="ct94407029175376"/>are characterized by a very high level of technical complexity. This concerns both their **operating functions** (e.g. autonomous navigation through complex industrial environments with shared use of <text:soft-page-break/>the roadways by other human-controlled vehicles) and their **safety functions** (e.g. evaluation of interlinked imaging and non-imaging safety sensors for monitoring the driving space to avoid collisions).</text:p>
            <text:p text:style-name="P2"/>
            <text:p text:style-name="P6">Very high requirements are placed on such autonomous systems and the AI algorithms used for this purpose with regard to **functional safety**. However, the requirements for safety evaluability in terms of **transparency** and **explainability** of decisions made by AI are <text:change-start text:change-id="ct94407016865792"/>currently<text:change-end text:change-id="ct94407016865792"/><text:change-start text:change-id="ct94407036837280"/> <text:change-end text:change-id="ct94407036837280"/>very difficult or impossible to <text:change text:change-id="ct94407027433056"/><text:change-start text:change-id="ct94407079594608"/>achieve<text:change-end text:change-id="ct94407079594608"/>, <text:change text:change-id="ct94407082570704"/><text:change-start text:change-id="ct94407042055584"/>especially when using AI algorithms from the field of **deep learning**.<text:change-end text:change-id="ct94407042055584"/> <text:change-start text:change-id="ct94407084001936"/>Therefore<text:change-end text:change-id="ct94407084001936"/><text:change text:change-id="ct94407081169408"/>, current research projects are investigating the transparency and explainability of **deep neural networks**.<text:change text:change-id="ct94407081714128"/><text:change-start text:change-id="ct94407086103136"/></text:p>
            <text:p text:style-name="P6"/>
            <text:p text:style-name="P6"/>
            <text:p text:style-name="P6"><text:change-end text:change-id="ct94407086103136"/><text:change text:change-id="ct94407078670096"/><text:change-start text:change-id="ct94407070267008"/>Furthermore, in terms of their **recognition rates** and thus the **reliability of their decisions**, today's AI algorithms very often do not meet the functional safety requirements to achieve higher safety levels, even under the most favorable conditions.<text:change-end text:change-id="ct94407070267008"/><text:change-start text:change-id="ct94407029643056"/> For example, a software-based safety function with a performance level d $(PL_{d})$ typically required for machines in accordance with ISO 13849-1 may only fail dangerously with a probability <text:span text:style-name="T16">of $10^{-7} - 10^{-6}$ pe</text:span>r hour during continuous use.<text:change-end text:change-id="ct94407029643056"/><text:change-start text:change-id="ct94406932178096"/></text:p>
            <text:p text:style-name="P6"><text:change-end text:change-id="ct94406932178096"/><text:change text:change-id="ct94407037787472"/><text:change text:change-id="ct94407084238544"/></text:p>
            <text:p text:style-name="P2">An appropriate assessment or even **testing** with regard to the required functional safety according to uniform and ideally standardized criteria has numerous consequences for the future orientation and organization of technical **occupational safety and health (OSH)** in Germany and in Europe. In addition to the currently still very difficult safety-related assessability, an important point is that the previous clear separation between **placing on the market law** (see e.g. Machinery Directive) and **occupational safety and health law** (see European Framework Directive for Occupational Safety and Health and German Ordinance on Occupational Safety and Health) can no longer be continued in this way. <text:change text:change-id="ct94407015626064"/><text:change-start text:change-id="ct94407079417616"/>The reason for this is that **<text:span text:style-name="T37">safety</text:span>-related properties** will also change, especially of systems **continuously learning** at runtime, due to new or **adapted behaviors** learned during operation.<text:change-end text:change-id="ct94407079417616"/><text:change-start text:change-id="ct94407037405184"/> From today's point of view, systems based on **learned-out** and at runtime **invariable models** are not affected by this.<text:change-end text:change-id="ct94407037405184"/></text:p>
            <text:p text:style-name="P2"/>
            <text:p text:style-name="P5">For these reasons, especially the actors of technical occupational safety and health who will deal with the evaluation of such <text:change text:change-id="ct94407028820016"/>autonomous systems <text:change-start text:change-id="ct94407083242672"/>capable of learning <text:change-end text:change-id="ct94407083242672"/>or system components with AI algorithms in the future should familiarize themselves <text:change-start text:change-id="ct94407079589264"/>in depth<text:change-end text:change-id="ct94407079589264"/><text:change-start text:change-id="ct94407082159104"/> <text:change-end text:change-id="ct94407082159104"/>with the <text:change text:change-id="ct94407068641872"/><text:change-start text:change-id="ct94407068032160"/>software structures used for this purpose<text:change-end text:change-id="ct94407068032160"/><text:change text:change-id="ct94407083774656"/> as early as possible. This is the only way to ensure that the rapid development of <text:change text:change-id="ct94407012874432"/>systems capable of learning can be accompanied by OSH and their testing authorities in a constructive, critical and technically appropriate manner. If this is omitted, it must be assumed on the basis of the experiences of recent years that the OSH system will be ruthlessly circumvented or undermined by the economic interests of globally operating software giants. This would <text:soft-page-break/>have the consequence that serious or fatal occupational accidents are <text:change-start text:change-id="ct94406937550496"/><text:span text:style-name="T38">more </text:span><text:change-end text:change-id="ct94406937550496"/>likely to occur due to inadequately designed AI-based work systems.</text:p>
            <text:p text:style-name="P2"/>
            <text:p text:style-name="P2"><text:change-start text:change-id="ct94407013215920"/>However, <text:change-end text:change-id="ct94407013215920"/><text:change text:change-id="ct94407082876688"/><text:change-start text:change-id="ct94407041771008"/><text:span text:style-name="T39">t</text:span><text:change-end text:change-id="ct94407041771008"/>he safety-related evaluation of such learning-capable systems requires a <text:change text:change-id="ct94407069477648"/><text:change-start text:change-id="ct94407069637392"/>more in-depth<text:change-end text:change-id="ct94407069637392"/> technical entry into the world of <text:change text:change-id="ct94407079538320"/><text:change-start text:change-id="ct94407082725392"/>**machine learning** as a subfield of **artificial intelligence**<text:change-end text:change-id="ct94407082725392"/>. For this purpose, it is necessary to deal with the basic operation of typical ML algorithms, corresponding software tools, libraries and programming systems.</text:p>
            <text:p text:style-name="P2"><text:change text:change-id="ct94407037345520"/></text:p>
            <text:p text:style-name="P2">However, someone who opens the door for the first time to this equally very exciting as well as arbitrarily complex and, at first glance, confusing world will very quickly be overwhelmed. In addition to reading general technical literature, it is advisable to consult introductory and systematic tutorials.</text:p>
            <text:p text:style-name="P2"/>
            <text:p text:style-name="P2">This Getting Started tutorial has exactly this goal, demonstrating systematically and step-by-step the typical ML workflow using the very powerful **Support Vector Classifier (SVC)** as an example.</text:p>
            <text:p text:style-name="P2"/>
            <text:p text:style-name="P2">This tutorial will be presented in the context of a workshop at the **Conference "Artificial Intelligence "**, hosted by the German Social Accident Insurance (DGUV), probably in November 2022 in Dresden. The workshop addresses interested ML novices in the technical occupational safety and health of the social accident insurance institutions.</text:p>
            <text:p text:style-name="P2"/>
            <text:p text:style-name="P2">Besides the **deep neural networks**, which are very present in the media, there is a very rich diversity of other very powerful ML algorithms - suitable for the particular use case. For a more generally comprehensible introduction, the SVC algorithm was deliberately chosen for the target audience of the workshop. Its operating principles are easy to convey to ML novices as well as in the time frame given for the workshop - quite in contrast to the entry into the world of deep neural networks.</text:p>
            <text:p text:style-name="P2"/>
            <text:p text:style-name="P2">The following main sections will demonstrate the typical ML workflow step-by-step. In **<text:change-start text:change-id="ct94407038371696"/><text:span text:style-name="T1">s</text:span><text:change-end text:change-id="ct94407038371696"/><text:change text:change-id="ct94407025799888"/>tep 0**, specific guidance is provided for selecting hardware and software suitable for machine learning. To allow an ML novice to first familiarize themselves with the ML algorithms, tools, libraries, and programming systems, the ready-made and very beginner-friendly **Iris dataset** is involved in **<text:change-start text:change-id="ct94406991171200"/><text:span text:style-name="T1">s</text:span><text:change-end text:change-id="ct94406991171200"/><text:change text:change-id="ct94407039709008"/>tep 1**. Only after a comprehensive acquaintance with the application of ML tools would it make sense to examine one's own environment for ML-suitable applications and to obtain suitable datasets from them. However, this is beyond the scope of this introductory tutorial.</text:p>
            <text:p text:style-name="P2"/>
            <text:p text:style-name="P2">One of the most important steps in the entire ML process is **<text:change-start text:change-id="ct94407041789920"/><text:span text:style-name="T1">s</text:span><text:change-end text:change-id="ct94407041789920"/><text:change text:change-id="ct94407035216992"/>tep 2**, in which the dataset included in <text:change-start text:change-id="ct94407042045136"/><text:span text:style-name="T1">s</text:span><text:change-end text:change-id="ct94407042045136"/><text:change text:change-id="ct94407028826544"/>tep 1 is examined using typical data analysis tools. In addition to exploring the **data structure** and **internal correlations** in the dataset, errors such <text:soft-page-break/>as gaps, duplications, or obvious misentries must also be found and corrected where possible. This is enormously important so that the classification can later provide plausible results.</text:p>
            <text:p text:style-name="P2"/>
            <text:p text:style-name="P2">After exploring the dataset, in **step 3** one has to decide on a specific ML algorithm based on certain selection criteria. Among other ML algorithms suitable for the Iris dataset (such as the decision-tree-based **random-forests classifier**), the reasoned choice here in the tutorial falls on the **support vector classifier**. A dedicated SVC model is now being implemented.</text:p>
            <text:p text:style-name="P2"/>
            <text:p text:style-name="P2">In **step 4** the dataset is prepared for the actual classification by SVC. Depending on the selected ML algorithm as well as the data structure, it may be necessary to prepare the data before training (e.g., by standardization, normalization, or binarization based on thresholds). After splitting the dataset into a training and test dataset, the SVC model is trained with the training dataset in **step 5**. Subsequently, classification predictions are made with the trained SVC model based on the test data. In **step 6**, the quality of the classification result is evaluated using known **metrics** such as the **confusion matrix**.</text:p>
            <text:p text:style-name="P2"/>
            <text:p text:style-name="P2">Since the classification in step 5 was initially performed with standard parameters (so-called **hyper-parameters**), their meaning is explained in **step 7** and then their effect on the classification result is demonstrated by manually varying the individual hyper-parameters.</text:p>
            <text:p text:style-name="P2"/>
            <text:p text:style-name="P2">In the final **<text:change-start text:change-id="ct94407083302672"/><text:span text:style-name="T1">s</text:span><text:change-end text:change-id="ct94407083302672"/><text:change text:change-id="ct94407028910032"/>tep 8**, two approaches to systematic hyper-parameter search are presented: **Grid Search** and **Randomized Search**. While the former exhaustively considers all parameter combinations for given values, the latter selects a number of candidates from a parameter space with a particular random distribution.</text:p>
          </table:table-cell>
          <table:table-cell table:style-name="Tabelle1.B2" office:value-type="string">
            <text:p text:style-name="P8">Von den **Arbeitsmitteln** in der **digitalisierten Arbeitswelt** wird immer stärker gefordert, dass sie sich selbstständig und aufgabenbezogen an sich ändernde Arbeitssituationen anpassen können. Diese **situative Adaptivität** kann je nach Stärke des Flexibilisierungsgrades oft nur durch die Anwendung mathematischer Modelle und Algorithmen aus dem Bereich des **Maschinellen Lernens (ML)** als Teilmenge der **Künstlichen Intelligenz (KI)** realisiert werden.</text:p>
            <text:p text:style-name="P8"/>
            <text:p text:style-name="P8"/>
            <text:p text:style-name="P10">Beispiele für solche KI-Anwendungen in der Arbeitswelt reichen von vergleichsweise einfachen **Sprachassistenzsystemen** (ähnlich z. B. Siri oder Alexa aus dem privaten Umfeld) bis hin zu teil- oder <text:change text:change-id="ct94407042020624"/>**<text:change text:change-id="ct94407039393968"/><text:change-start text:change-id="ct94406999037344"/><text:span text:style-name="T2">hochautomatisierten</text:span><text:change-end text:change-id="ct94406999037344"/> Systemen**. <text:change-start text:change-id="ct94407029729968"/><text:span text:style-name="T3">Der </text:span>Übergang von **Automatisierung zu Autonomie** <text:span text:style-name="T4">wird derzeit in der Fachwelt sehr kontrovers diskutiert</text:span><text:change-end text:change-id="ct94407029729968"/><text:change-start text:change-id="ct94407029031424"/><text:span text:style-name="T4"> und kann unter dem Aspekt des Übergangs der Verantwortung vom Menschen zum </text:span><text:span text:style-name="T5">technischen </text:span><text:span text:style-name="T4">System betrachtet werden.</text:span><text:change-end text:change-id="ct94407029031424"/><text:change-start text:change-id="ct94406994149184"/></text:p>
            <text:p text:style-name="P9"/>
            <text:p text:style-name="P9"/>
            <text:p text:style-name="P9"><text:change-end text:change-id="ct94406994149184"/><text:change-start text:change-id="ct94407028977008"/><text:span text:style-name="T5">Definitionsgemäß wird </text:span><text:change-end text:change-id="ct94407028977008"/><text:change-start text:change-id="ct94407006482816"/>ein System erst dann als **autonom** bezeichnet, wenn es **ohne menschliche Steuerung** oder detaillierte **Programmierung** ein vorgegebenes Ziel **selbstständig** und an die Situation angepasst erreichen kann<text:change-end text:change-id="ct94407006482816"/><text:change-start text:change-id="ct94407035129264"/>.<text:change-end text:change-id="ct94407035129264"/><text:change-start text:change-id="ct94407035188928"/></text:p>
            <text:p text:style-name="P9"/>
            <text:p text:style-name="P11"><text:change-end text:change-id="ct94407035188928"/>Allerdings ist die Unterscheidung <text:change-start text:change-id="ct94407035823440"/><text:span text:style-name="T6">des Grades der Automatisierung bis hin zur Autonomie eines technischen Systems </text:span><text:change-end text:change-id="ct94407035823440"/><text:change text:change-id="ct94406998376640"/>relativ fließend und je nach fachlichem Kontext und Abstraktionsgrad nur schwer zu definieren. Maßgeblich für die Einordnung sind die Grade der **Selbstbestimmtheit**, die **Unabhängigkeit** sowie die **Entscheidungs- bzw. Handlungsfreiheit** eines technischen Systems gegenüber **menschlichem Eingriff**<text:change-start text:change-id="ct94407029622720"/> <text:change-end text:change-id="ct94407029622720"/><text:change-start text:change-id="ct94407029011616"/><text:span text:style-name="T6">oder </text:span><text:change-end text:change-id="ct94407029011616"/><text:change-start text:change-id="ct94407028760304"/><text:span text:style-name="T6">vorprogrammierter Verhaltensmuster</text:span><text:change-end text:change-id="ct94407028760304"/>.<text:change-start text:change-id="ct94407078158672"/></text:p>
            <text:p text:style-name="P11"/>
            <text:p text:style-name="P11"/>
            <text:p text:style-name="P13">Im Gegensatz zu hochautomatisierten<text:change-end text:change-id="ct94407078158672"/><text:change-start text:change-id="ct94407039142112"/> Systemen sind autonome Systeme nur durch <text:change-end text:change-id="ct94407039142112"/><text:change-start text:change-id="ct94407040810576"/>Einsatz von KI-Algorithmen in der Lage, eigenständig zu agieren, Probleme zu lösen und dabei zu lernen, sich ständig zu verbessern.<text:change-end text:change-id="ct94407040810576"/></text:p>
            <text:p text:style-name="P8"><text:change text:change-id="ct94407078835488"/><text:change text:change-id="ct94407021531888"/><text:change-start text:change-id="ct94407040361136"/></text:p>
            <text:p text:style-name="P8"><text:change-end text:change-id="ct94407040361136"/>Beispielsweise können **fahrerlose Transportsysteme (FTS)** anhand selbst erlernter<text:change text:change-id="ct94407083333280"/><text:change text:change-id="ct94407079062720"/><text:change-start text:change-id="ct94407029165120"/>, <text:span text:style-name="T7">selbstständig</text:span><text:change-end text:change-id="ct94407029165120"/> aktualisierter <text:change-start text:change-id="ct94407039591008"/><text:span text:style-name="T7">und mit anderen FTS geteilte</text:span><text:span text:style-name="T9">r</text:span><text:span text:style-name="T7"> </text:span><text:change-end text:change-id="ct94407039591008"/>Karten **autonom** durch größere Industrieanlagen navigieren und <text:change-start text:change-id="ct94407035447072"/><text:span text:style-name="T7">ortsveränderlichen </text:span><text:change-end text:change-id="ct94407035447072"/>Hindernissen ausweichen, indem sie selbstständig geeignete Routen finden und optimieren. Jedoch werden ihnen in einer höheren Abstraktionsebene neue Logistikaufträge durch menschliche Bediener vorgegeben, weswegen es sich bei FTS aus menschlicher Perspektive eher um **hochautomatisierte Systeme** handelt.</text:p>
            <text:p text:style-name="P8"/>
            <text:p text:style-name="P12">Neben den vielen sehr interessanten Vorteilen <text:change-start text:change-id="ct94407036447568"/><text:span text:style-name="T44">z. B. </text:span><text:change-end text:change-id="ct94407036447568"/>bzgl. Wirtschaftlichkeit<text:change text:change-id="ct94407081233408"/><text:change-start text:change-id="ct94407083659264"/> <text:span text:style-name="T44">und</text:span><text:change-end text:change-id="ct94407083659264"/> Arbeitserleichterung <text:change text:change-id="ct94407077916608"/>kennzeichnet solche<text:change text:change-id="ct94407079056640"/> <text:change text:change-id="ct94406936554144"/>hochautomatisierten <text:change-start text:change-id="ct94407041366912"/><text:span text:style-name="T8">und je nach Betrachtung </text:span><text:change-end text:change-id="ct94407041366912"/><text:change-start text:change-id="ct94407083258640"/><text:span text:style-name="T8">autonome</text:span><text:change-end text:change-id="ct94407083258640"/><text:change-start text:change-id="ct94407079274832"/><text:span text:style-name="T44">n</text:span><text:change-end text:change-id="ct94407079274832"/><text:change-start text:change-id="ct94407039655744"/><text:span text:style-name="T8"> </text:span><text:span text:style-name="T36">Teils</text:span><text:change-end text:change-id="ct94407039655744"/><text:change text:change-id="ct94407082651328"/>ysteme eine sehr hohe technische Komplexität. Diese betrifft sowohl ihre **Betriebsfunktionen** (z. B. autonome Navigation durch komplexe industrielle Umgebungen bei gemeinsamer Nutzung der Fahrwege durch andere menschlich gesteuerte Fahrzeuge) als auch <text:soft-page-break/>ihre **Sicherheitsfunktionen** (z. B. Auswertung miteinander verknüpfter bildgebender und nicht-bildgebender Sicherheitssensorik zur Überwachung des Fahrraums zur Kollisionsvermeidung).</text:p>
            <text:p text:style-name="P8"><text:change-start text:change-id="ct94407037522656"/></text:p>
            <text:p text:style-name="P8"><text:change-end text:change-id="ct94407037522656"/></text:p>
            <text:p text:style-name="P18">An solche autonomen Systeme und die hierfür eingesetzten KI-Algorithmen werden sehr hohe Anforderungen hinsichtlich der **funktionalen Sicherheit** gestellt. Jedoch sind die Anforderungen für eine sicherheitstechnische Bewertbarkeit bezüglich der **Transparenz** und **Erklärbarkeit** der durch KI getroffenen Entscheidungen <text:change-start text:change-id="ct94407036641456"/><text:span text:style-name="T10">insbesondere bei Einsatz von </text:span><text:change-end text:change-id="ct94407036641456"/><text:change text:change-id="ct94407038517232"/>KI-Algorithmen <text:change-start text:change-id="ct94407013055056"/><text:span text:style-name="T10">aus dem Bereich des **Deep Learnings** </text:span><text:change-end text:change-id="ct94407013055056"/><text:change-start text:change-id="ct94407078552848"/><text:span text:style-name="T27">derzeit nur </text:span><text:change-end text:change-id="ct94407078552848"/>sehr schwer <text:change text:change-id="ct94407028639392"/><text:change-start text:change-id="ct94406989261024"/><text:span text:style-name="T27">oder</text:span><text:change-end text:change-id="ct94406989261024"/><text:change-start text:change-id="ct94406934037888"/><text:span text:style-name="T27"> gar nicht </text:span><text:change-end text:change-id="ct94406934037888"/>erreichbar. <text:change text:change-id="ct94407029204448"/><text:change-start text:change-id="ct94407035529632"/><text:span text:style-name="T28">Deshalb</text:span><text:change-end text:change-id="ct94407035529632"/> werden durch aktuell laufende Forschungsprojekte die Transparenz und Erklärbarkeit von **tiefen neuronalen Netzen** untersucht.<text:change-start text:change-id="ct94407082552400"/></text:p>
            <text:p text:style-name="P18"/>
            <text:p text:style-name="P18"><text:change-end text:change-id="ct94407082552400"/><text:change text:change-id="ct94407028954880"/>Weiterhin erfüllen heutige KI-Algorithmen hinsichtlich ihrer **Erkennungsraten** und damit<text:change text:change-id="ct94406989317856"/><text:change-start text:change-id="ct94407037174336"/> <text:span text:style-name="T28">der</text:span><text:change-end text:change-id="ct94407037174336"/> **Zuverlässigkeiten<text:change-start text:change-id="ct94407029399408"/> <text:change-end text:change-id="ct94407029399408"/><text:change-start text:change-id="ct94407078689024"/>ihrer<text:change-end text:change-id="ct94407078689024"/><text:change-start text:change-id="ct94407039094480"/> <text:change-end text:change-id="ct94407039094480"/><text:change-start text:change-id="ct94407038482160"/><text:span text:style-name="T26">Entscheidungen</text:span><text:change-end text:change-id="ct94407038482160"/>** selbst unter günstigsten Bedingungen sehr oft nicht die Anforderungen an die funktionale Sicherheit, um höhere Safety-Level <text:change text:change-id="ct94406937691824"/>zu erreichen.<text:change-start text:change-id="ct94407041727360"/> <text:span text:style-name="T11">Beispielsweise darf eine </text:span><text:span text:style-name="T25">software-gestützte </text:span><text:span text:style-name="T11">Sicherheitsfunktion mit einem für Maschinen typische</text:span><text:span text:style-name="T45">rweise geforderten</text:span><text:span text:style-name="T11"> Performance Level d $(PL_{d})$ nach ISO 13849-1 </text:span><text:span text:style-name="T19">bei kontinuierlicher Nutzung </text:span><text:span text:style-name="T12">nur mit einer Wahrscheinlichkeit v</text:span><text:span text:style-name="T17">on </text:span><text:span text:style-name="T20">$10^{-7} - 10^{-6}$</text:span><text:span text:style-name="T17"> </text:span><text:span text:style-name="T18">pro Stunde </text:span><text:span text:style-name="T17">gefährlich ausfallen.</text:span></text:p>
            <text:p text:style-name="P14"><text:change-end text:change-id="ct94407041727360"/><text:change text:change-id="ct94407016441856"/><text:change-start text:change-id="ct94407012956176"/></text:p>
            <text:p text:style-name="P14"><text:change-end text:change-id="ct94407012956176"/></text:p>
            <text:p text:style-name="P15">Eine hinsichtlich der geforderten funktionalen Sicherheit angemessene Bewertung oder gar **Prüfung** nach einheitlichen und idealerweise genormten Maßstäben hat viele Konsequenzen für die zukünftige Ausrichtung und Gestaltung des **technischen Arbeitsschutzes** in Deutschland und in Europa. Neben der derzeit noch sehr schwierigen sicherheitstechnischen Bewertbarkeit von KI-Algorithmen ist ein wichtiger Punkt, dass die bisherige klare Trennung zwischen **Inverkehrbringensrecht** (siehe z. B. Maschinenrichtlinie) und **betrieblichem Arbeitsschutzrecht** (siehe Arbeitsschutz-Rahmenrichtlinie und Betriebssicherheitsverordnung) so nicht mehr aufrechterhalten werden kann. Grund hierfür ist, dass sich auch die **sicherheitsrelevanten Eigenschaften** <text:change-start text:change-id="ct94406937703952"/><text:span text:style-name="T29">insbesondere von zur Laufzeit **weiterlernenden</text:span><text:change-end text:change-id="ct94406937703952"/><text:change text:change-id="ct94407012338448"/><text:change-start text:change-id="ct94407068003152"/> <text:change-end text:change-id="ct94407068003152"/>Systeme<text:change-start text:change-id="ct94406996229680"/><text:span text:style-name="T30">n</text:span><text:change-end text:change-id="ct94406996229680"/><text:change-start text:change-id="ct94407040622000"/>**<text:change-end text:change-id="ct94407040622000"/> durch während des Betriebs erlernte, neue oder **angepasste Verhaltensweisen** verändern werden<text:change-start text:change-id="ct94407042100736"/>. Systeme <text:span text:style-name="T29">auf Basis **</text:span>ausgelernte<text:span text:style-name="T29">r** und zur Laufzeit **unveränderlicher</text:span> Modelle** <text:span text:style-name="T29">sind aus heutiger Sicht hiervon nicht betroffen.</text:span><text:change-end text:change-id="ct94407042100736"/><text:change text:change-id="ct94407029069312"/></text:p>
            <text:p text:style-name="P8"/>
            <text:p text:style-name="P8"/>
            <text:p text:style-name="P16">Aus diesen Gründen sollten sich insbesondere die Akteure des technischen Arbeitsschutzes, die sich zukünftig mit der Prüfung solcher lernfähigen<text:change text:change-id="ct94407078122560"/> Systeme oder Systemkomponenten mit KI-Algorithmen befassen werden, möglichst frühzeitig mit den <text:change-start text:change-id="ct94407029736992"/><text:span text:style-name="T31">hierfür eingesetzten Software-Strukturen</text:span><text:change-end text:change-id="ct94407029736992"/><text:change text:change-id="ct94407082427552"/><text:change-start text:change-id="ct94407069091968"/> <text:change-end text:change-id="ct94407069091968"/>vertieft auseinandersetzen. Nur dadurch lässt sich erreichen, dass die stürmische Entwicklung lernfähiger<text:change text:change-id="ct94407028795904"/> Systeme durch den Arbeitsschutz und dessen Prüfinstitute konstruktiv, kritisch und fachlich angemessen begleitet werden kann. Wird dies versäumt, muss aufgrund der Erfahrungen der vergangenen Jahre davon ausgegangen werden, dass das Arbeitsschutzsystem durch die wirtschaftlichen Interessen global agierender Softwaregiganten skrupellos umgangen oder ausgehebelt werden wird. Dies hätte die Folge, dass schwere oder tödliche Arbeitsunfälle <text:soft-page-break/>wegen unzulänglich gestalteter KI-basierter Arbeitssysteme wahrscheinlich<text:change-start text:change-id="ct94407015820992"/><text:span text:style-name="T32">er</text:span><text:change-end text:change-id="ct94407015820992"/> werden.</text:p>
            <text:p text:style-name="P8"/>
            <text:p text:style-name="P8"/>
            <text:p text:style-name="P17">Allerdings erfordert die sicherheitstechnische Bewertung solcher lernfähigen Systeme einen tiefer gehenden fachlichen Einstieg in die Welt <text:change text:change-id="ct94407029790336"/><text:change-start text:change-id="ct94407029424144"/><text:span text:style-name="T33">des</text:span><text:change-end text:change-id="ct94407029424144"/> <text:change text:change-id="ct94407083431552"/>**<text:change-start text:change-id="ct94407036159536"/><text:span text:style-name="T39">m</text:span><text:change-end text:change-id="ct94407036159536"/><text:change text:change-id="ct94407082495408"/>aschinelle<text:change-start text:change-id="ct94407036416336"/><text:span text:style-name="T33">n</text:span><text:change-end text:change-id="ct94407036416336"/><text:change text:change-id="ct94406999434432"/> Lernen<text:change-start text:change-id="ct94407037879664"/><text:span text:style-name="T33">s</text:span><text:change-end text:change-id="ct94407037879664"/>**<text:change-start text:change-id="ct94407067899808"/> <text:span text:style-name="T33">als Teilgebiet der **</text:span><text:span text:style-name="T39">k</text:span><text:span text:style-name="T33">ünstlichen Intelligenz**</text:span><text:change-end text:change-id="ct94407067899808"/>. Hierzu muss sich mit den grundlegenden Funktionsweisen typischer ML-Algorithmen, entsprechenden Software-Werkzeugen, Bibliotheken und Programmiersystemen auseinander gesetzt werden.</text:p>
            <text:p text:style-name="P8"/>
            <text:p text:style-name="P8">Wer jedoch zum ersten Mal die Tür zu dieser ebenso spannenden wie beliebig komplexen und auf den ersten Blick verwirrenden Welt öffnet, wird sehr schnell überfordert sein. Hier empfiehlt es sich neben dem Lesen allgemeiner Fachliteratur, einführende und systematische Anleitungen zu Rate zu ziehen.</text:p>
            <text:p text:style-name="P8"/>
            <text:p text:style-name="P8">Genau dieses Ziel verfolgt das vorliegende Getting-Started-Tutorial, indem systematisch und Schritt-für-Schritt der typische ML-Arbeitsablauf am Beispiel des sehr leistungsfähigen **Support Vector Classifier (SVC)** demonstriert wird.</text:p>
            <text:p text:style-name="P8"/>
            <text:p text:style-name="P8">Dieses Tutorial wird im Rahmen eines Workshops auf der **Fachtagung "Künstliche Intelligenz"**, ausgerichtet durch die Deutsche Gesetzliche Unfallversicherung (DGUV), voraussichtlich im November 2022 in Dresden vorgestellt. Der Workshop richtet sich an interessierte ML-Neulinge im technischen Arbeitsschutz der gesetzlichen Unfallversicherungsträger.</text:p>
            <text:p text:style-name="P8"/>
            <text:p text:style-name="P8"/>
            <text:p text:style-name="P8">Neben den medial sehr präsenten **tiefen neuronalen Netzen** gibt es eine sehr reichhaltige Auswahl anderer sehr leistungsfähiger ML-Algorithmen - passend für den jeweiligen Anwendungsfall. Für einen allgemein verständlicheren Einstieg wurde für die Zielgruppe des Workshops der SVC-Algorithmus bewusst gewählt. Dessen Arbeitsweise ist sowohl für ML-Neulinge als auch in dem für den Workshop vorgegebenen Zeitrahmen leicht vermittelbar - ganz im Gegensatz zum Einstieg in die Welt der tiefen neuronalen Netze.</text:p>
            <text:p text:style-name="P8"/>
            <text:p text:style-name="P8">Die folgenden Hauptabschnitte demonstrieren den typischen ML-Arbeitsablauf Schritt-für-Schritt. Im **Schritt 0** werden konkrete Hinweise für die Auswahl der für das maschinelle Lernen geeigneten Hardware und Software gegeben. Damit sich ein ML-Neuling zunächst mit den ML-Algorithmen, Werkzeugen, Bibliotheken und Programmiersystemen vertraut machen kann, wird im **Schritt 1** der fertige und sehr einsteigerfreundliche **Iris-Datensatz** hinzugezogen. Erst nach einer umfassenden Einarbeitung in die Anwendung der ML-Werkzeuge wäre es sinnvoll, die eigene Umgebung auf ML-taugliche Anwendungen hin zu untersuchen und daraus geeignete Datensätze zu gewinnen. Dies geht jedoch über den Rahmen dieses einführenden Tutorials hinaus.</text:p>
            <text:p text:style-name="P8"/>
            <text:p text:style-name="P8">Mit der wichtigste Schritt im gesamten ML-Prozess ist **Schritt 2**, in dem der in Schritt 1 einbezogene Datensatz mit Hilfe typischer Datenanalyse-Werkzeuge untersucht wird. Neben der Erkundung der **Datenstruktur** sowie **innerer Zusammenhänge** im Datensatz müssen auch <text:soft-page-break/>Fehler wie z. B. Lücken, Dopplungen oder offensichtliche Fehleingaben gefunden und nach Möglichkeit behoben werden. Dies ist enorm wichtig, damit die Klassifikation später plausible Ergebnisse liefern kann.</text:p>
            <text:p text:style-name="P8"/>
            <text:p text:style-name="P8">Nach der Erkundung des Datensatzes muss man sich im **Schritt 3** anhand bestimmter Auswahlkriterien für einen konkreten ML-Algorithmus entscheiden. Neben anderen für den Iris-Datensatz passenden ML-Algorithmen (wie z. B. der entscheidungsbaum-basierte **Random-forests-Classifier**) fällt die begründete Auswahl hier im Tutorial auf den **Support-Vector-Classifier**. Ein entsprechendes SVC-Modell wird nun implementiert.</text:p>
            <text:p text:style-name="P8"/>
            <text:p text:style-name="P8">Im **Schritt 4** wird der Datensatz für die eigentliche Klassifikation per SVC vorbereitet. Je nach gewähltem ML-Algorithmus sowie der Datenstruktur kann es erforderlich sein, dass die Daten vor dem Training aufbereitet werden müssen (z. B. durch Standardisierung, Normalisierung oder Binärisierung anhand von Schwellwerten). Nach der Aufteilung des Datensatzes in einen Trainings- und Testdatensatz, wird das SVC-Modell im **Schritt 5** mit dem Trainingsdatensatz trainiert. Anschließend werden mit dem trainierten SVC-Modell anhand der Testdaten Klassifikationsvorhersagen getroffen. Im **Schritt 6** wird die Güte des Klassifikationsergebnisses anhand bekannter **Metriken** wie z. B. der **Konfusionsmatrix** evaluiert.</text:p>
            <text:p text:style-name="P8"/>
            <text:p text:style-name="P8">Da die Klassifikation im Schritt 5 zunächst mit Standard-Parametern (den sogenannte **Hyper-Parametern**) durchgeführt wurde, wird ihre Bedeutung im **Schritt 7** erklärt und danach ihr Einfluss auf das Klassifikationsergebnis durch manuelle Variation der einzelnen Hyper-Parameter demonstriert.</text:p>
            <text:p text:style-name="P8"/>
            <text:p text:style-name="P8">Im abschließenden **Schritt 8** werden zwei Ansätze zur systematischen Hyper-Parameter-Suche vorgestellt: **Grid Search** und **Randomized Search**. Während bei ersterer für gegebene Werte erschöpfend alle Parameterkombinationen betrachtet werden, wird beim zweiten Ansatz eine Anzahl von Kandidaten aus einem Parameterraum mit einer bestimmten zufälligen Verteilung ausgewählt.</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swiss" style:font-pitch="variable"/>
    <style:font-face style:name="Chandas" svg:font-family="Chanda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Odia" svg:font-family="'Lohit Odia'"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jörn Kasper</meta:initial-creator>
    <meta:creation-date>2022-09-05T14:50:36.033087208</meta:creation-date>
    <dc:date>2022-09-05T19:14:37.548592436</dc:date>
    <dc:creator>Björn Kasper</dc:creator>
    <meta:editing-duration>PT3H51M59S</meta:editing-duration>
    <meta:editing-cycles>47</meta:editing-cycles>
    <meta:generator>LibreOffice/7.3.5.2$Linux_X86_64 LibreOffice_project/30$Build-2</meta:generator>
    <meta:document-statistic meta:table-count="1" meta:image-count="0" meta:object-count="0" meta:page-count="4" meta:paragraph-count="46" meta:word-count="2796" meta:character-count="21072" meta:non-whitespace-character-count="18320"/>
  </office:meta>
</office:document-meta>
</file>